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Courier New" svg:font-family="'Courier New', monospace"/>
    <style:font-face style:name="Lohit Devanagari1" svg:font-family="'Lohit Devanagari'"/>
    <style:font-face style:name="inherit" svg:font-family="inherit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 style:font-size-asian="11pt" style:font-size-complex="11pt"/>
    </style:style>
    <style:style style:name="P2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none" fo:font-weight="normal" fo:background-color="#ffff00" style:font-size-asian="11pt" style:font-size-complex="11pt"/>
    </style:style>
    <style:style style:name="P3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Horizontal_20_Line">
      <style:text-properties fo:font-size="11pt" style:font-size-asian="11pt" style:font-size-complex="11pt"/>
    </style:style>
    <style:style style:name="P6" style:family="paragraph" style:parent-style-name="Text_20_body">
      <style:text-properties fo:font-size="11pt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style:font-size-asian="11pt" style:font-size-complex="11p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07285a" officeooo:paragraph-rsid="0007285a" style:text-blinking="false" fo:background-color="#ffff00" style:font-size-asian="11pt" style:font-size-complex="11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style:font-size-asian="11pt" style:font-size-complex="11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size="11pt" style:font-size-asian="11pt" style:font-size-complex="11pt"/>
    </style:style>
    <style:style style:name="P21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2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style:font-size-asian="11pt" style:font-size-complex="11pt"/>
    </style:style>
    <style:style style:name="P23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24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size="11pt" style:font-size-asian="11pt" style:font-size-complex="11pt"/>
    </style:style>
    <style:style style:name="P25" style:family="paragraph" style:parent-style-name="Heading_20_1">
      <style:text-properties style:text-underline-style="none"/>
    </style:style>
    <style:style style:name="P26" style:family="paragraph" style:parent-style-name="Text_20_body">
      <style:text-properties fo:font-size="11pt" fo:background-color="#ffff00" style:font-size-asian="11pt" style:font-size-complex="11pt"/>
    </style:style>
    <style:style style:name="P2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8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0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1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3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4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5" style:family="paragraph" style:parent-style-name="Text_20_body" style:list-style-name="L2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6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7" style:family="paragraph" style:parent-style-name="Text_20_body" style:list-style-name="L2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8" style:family="paragraph" style:parent-style-name="Text_20_body" style:list-style-name="L2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9" style:family="paragraph" style:parent-style-name="Text_20_body" style:list-style-name="L2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0" style:family="paragraph" style:parent-style-name="Text_20_body" style:list-style-name="L27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1" style:family="paragraph" style:parent-style-name="Text_20_body" style:list-style-name="L2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ize-complex="11pt"/>
    </style:style>
    <style:style style:name="P43" style:family="paragraph" style:parent-style-name="Text_20_body" style:list-style-name="L26">
      <loext:graphic-properties draw:fill="none" draw:fill-color="#ffffff"/>
      <style:paragraph-properties fo:margin-top="0cm" fo:margin-bottom="0cm" loext:contextual-spacing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ize-complex="11pt"/>
    </style:style>
    <style:style style:name="P44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size-complex="11pt"/>
    </style:style>
    <style:style style:name="P4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4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paragraph-rsid="000e535d" style:text-blinking="false" fo:background-color="transparent" style:font-size-asian="11pt" style:font-size-complex="11pt"/>
    </style:style>
    <style:style style:name="P4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48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4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50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51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52" style:family="paragraph" style:parent-style-name="Text_20_body" style:list-style-name="L2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5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style:font-size-asian="11pt" style:font-size-complex="11pt"/>
    </style:style>
    <style:style style:name="P54" style:family="paragraph" style:parent-style-name="Text_20_body" style:list-style-name="L23">
      <loext:graphic-properties draw:fill="none" draw:fill-color="#ffffff"/>
      <style:paragraph-properties fo:margin-top="0cm" fo:margin-bottom="0cm" loext:contextual-spacing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style:font-size-asian="11pt" style:font-size-complex="11pt"/>
    </style:style>
    <style:style style:name="P55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#ffff00" style:font-size-asian="11pt" style:font-size-complex="11pt"/>
    </style:style>
    <style:style style:name="P5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style:font-size-asian="11pt" style:font-size-complex="11pt"/>
    </style:style>
    <style:style style:name="P57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58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59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60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61" style:family="paragraph" style:parent-style-name="Text_20_body" style:list-style-name="L2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6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1" fo:font-size="11pt" style:text-underline-style="none" style:text-blinking="false" fo:background-color="transparent" style:font-size-asian="11pt" style:font-size-complex="11pt"/>
    </style:style>
    <style:style style:name="P6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#ffff00" style:font-size-asian="11pt" style:font-size-complex="11pt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style:font-size-asian="11pt" style:font-size-complex="11pt"/>
    </style:style>
    <style:style style:name="P6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f35bb"/>
    </style:style>
    <style:style style:name="P66" style:family="paragraph" style:parent-style-name="Text_20_body" style:list-style-name="L1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ize-complex="11pt"/>
    </style:style>
    <style:style style:name="P67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68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69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size="11pt" style:font-size-asian="11pt" style:font-size-complex="11pt"/>
    </style:style>
    <style:style style:name="P7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size="11pt" style:font-size-asian="11pt" style:font-size-complex="11pt"/>
    </style:style>
    <style:style style:name="P71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size="11pt" officeooo:paragraph-rsid="00110083" fo:background-color="#ffff00" style:font-size-asian="11pt" style:font-size-complex="11pt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Arial" fo:font-style="normal" fo:font-weight="normal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urier New" fo:font-style="normal" style:text-underline-style="none" fo:font-weight="normal" style:text-blinking="false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tyle="normal" style:text-underline-style="none" fo:font-weight="normal" officeooo:rsid="00110083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urier New" fo:font-style="normal" style:text-underline-style="none" fo:font-weight="normal" style:text-blinking="false" fo:background-color="#ffff00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ourier New" fo:font-style="normal" style:text-underline-style="none" fo:font-weight="normal" officeooo:rsid="00110083" style:text-blinking="false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loext:char-shading-value="0" style:font-size-asian="11pt" style:font-size-complex="11pt"/>
    </style:style>
    <style:style style:name="T19" style:family="text">
      <style:text-properties fo:background-color="#fff2cc" loext:char-shading-value="0"/>
    </style:style>
    <style:style style:name="T20" style:family="text">
      <style:text-properties style:font-name="Courier New" fo:font-style="normal" fo:font-weight="normal"/>
    </style:style>
    <style:style style:name="T21" style:family="text">
      <style:text-properties style:font-name="Calibri" fo:font-style="normal" fo:font-weight="normal"/>
    </style:style>
    <style:style style:name="T22" style:family="text">
      <style:text-properties officeooo:rsid="00094d7a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07285a" fo:background-color="#ffff00" loext:char-shading-value="0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07285a"/>
    </style:style>
    <style:style style:name="T27" style:family="text">
      <style:text-properties fo:color="#c5c8c6" style:font-name="inherit" fo:background-color="transparent" loext:char-shading-value="0" loext:padding="0cm" loext:border="none"/>
    </style:style>
    <style:style style:name="T28" style:family="text">
      <style:text-properties fo:color="#c5c8c6" style:font-name="inherit" loext:padding="0cm" loext:border="none"/>
    </style:style>
    <style:style style:name="T29" style:family="text">
      <style:text-properties fo:color="#c5c8c6" style:font-name="inherit" fo:background-color="#ffff00" loext:char-shading-value="0" loext:padding="0cm" loext:border="none"/>
    </style:style>
    <style:style style:name="T30" style:family="text">
      <style:text-properties fo:color="#c5c8c6" style:font-name="inherit" fo:background-color="#ffff00" loext:char-shading-value="0" loext:padding="0cm" loext:border="none"/>
    </style:style>
    <style:style style:name="T31" style:family="text">
      <style:text-properties fo:color="#81a2be" style:font-name="inherit" fo:background-color="transparent" loext:char-shading-value="0" loext:padding="0cm" loext:border="none"/>
    </style:style>
    <style:style style:name="T32" style:family="text">
      <style:text-properties fo:color="#81a2be" style:font-name="inherit" loext:padding="0cm" loext:border="none"/>
    </style:style>
    <style:style style:name="T33" style:family="text">
      <style:text-properties fo:color="#81a2be" style:font-name="inherit" fo:background-color="#ffff00" loext:char-shading-value="0" loext:padding="0cm" loext:border="none"/>
    </style:style>
    <style:style style:name="T34" style:family="text">
      <style:text-properties fo:color="#81a2be" style:font-name="inherit" fo:background-color="#ffff00" loext:char-shading-value="0" loext:padding="0cm" loext:border="none"/>
    </style:style>
    <style:style style:name="T35" style:family="text">
      <style:text-properties fo:color="#cc6666" style:font-name="inherit" fo:background-color="transparent" loext:char-shading-value="0" loext:padding="0cm" loext:border="none"/>
    </style:style>
    <style:style style:name="T36" style:family="text">
      <style:text-properties fo:color="#cc6666" style:font-name="inherit" loext:padding="0cm" loext:border="none"/>
    </style:style>
    <style:style style:name="T37" style:family="text">
      <style:text-properties fo:color="#cc6666" style:font-name="inherit" fo:background-color="#ffff00" loext:char-shading-value="0" loext:padding="0cm" loext:border="none"/>
    </style:style>
    <style:style style:name="T38" style:family="text">
      <style:text-properties fo:color="#cc6666" style:font-name="inherit" fo:background-color="#ffff00" loext:char-shading-value="0" loext:padding="0cm" loext:border="none"/>
    </style:style>
    <style:style style:name="T39" style:family="text">
      <style:text-properties fo:color="#b5bd68" style:font-name="inherit" fo:background-color="transparent" loext:char-shading-value="0" loext:padding="0cm" loext:border="none"/>
    </style:style>
    <style:style style:name="T40" style:family="text">
      <style:text-properties fo:color="#b5bd68" style:font-name="inherit" loext:padding="0cm" loext:border="none"/>
    </style:style>
    <style:style style:name="T41" style:family="text">
      <style:text-properties fo:color="#b5bd68" style:font-name="inherit" fo:background-color="#ffff00" loext:char-shading-value="0" loext:padding="0cm" loext:border="none"/>
    </style:style>
    <style:style style:name="T42" style:family="text">
      <style:text-properties fo:color="#b5bd68" style:font-name="inherit" fo:background-color="#ffff00" loext:char-shading-value="0" loext:padding="0cm" loext:border="none"/>
    </style:style>
    <style:style style:name="T43" style:family="text">
      <style:text-properties officeooo:rsid="0011008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3ab2a9cd-7fff-bf20-6375-7f44688e09a1"/>First steps for Michelle</text:h>
      <text:p text:style-name="P6"/>
      <text:list xml:id="list1458622618" text:style-name="L1">
        <text:list-item>
          <text:p text:style-name="P27">Make a github repo for the project</text:p>
          <text:list>
            <text:list-item>
              <text:p text:style-name="P27">What should we name it? mpi_dogs? something else?</text:p>
            </text:list-item>
            <text:list-item>
              <text:p text:style-name="P27">Come up with a sensible file structure for it</text:p>
            </text:list-item>
            <text:list-item>
              <text:p text:style-name="P27">maybe: data, bin, analysis, figures? Something like this?</text:p>
            </text:list-item>
          </text:list>
        </text:list-item>
        <text:list-item>
          <text:p text:style-name="P27">Set up a working directory &amp; check out the github repo:<text:line-break/>/mnt/expressions/michelle_erkenberg/</text:p>
        </text:list-item>
        <text:list-item>
          <text:p text:style-name="P42"><text:span text:style-name="T1">(Rerun quicksand (taxonomic profiler) on the data, forcing it to map to the dog / human / cat / pig refs [</text:span><text:span text:style-name="T19">ben can do this</text:span><text:span text:style-name="T1">])</text:span></text:p>
        </text:list-item>
        <text:list-item>
          <text:p text:style-name="P27">Clean up all the analyses we did for the praktikum and put them in a nice script / scripts, in the github</text:p>
          <text:list>
            <text:list-item>
              <text:p text:style-name="P27">What is the best organization?</text:p>
            </text:list-item>
            <text:list-item>
              <text:p text:style-name="P27">One big script, or multiple smaller scripts for each sub-analysis?</text:p>
            </text:list-item>
            <text:list-item>
              <text:p text:style-name="P27">bash scripts, or e.g. nextflow?</text:p>
            </text:list-item>
          </text:list>
        </text:list-item>
        <text:list-item>
          <text:p text:style-name="P27">Important modifications to the analysis:</text:p>
          <text:list>
            <text:list-item>
              <text:p text:style-name="P27">make a tree from a trimmed MSA, looking only at bases 1-16130</text:p>
            </text:list-item>
            <text:list-item>
              <text:p text:style-name="P27">Identify a good set of diagnostic positions, filling in N's if necessary</text:p>
              <text:list>
                <text:list-item>
                  <text:p text:style-name="P27">Maybe you and Jonas can make a program to fill in bases in one reference if a set of other (closely related) refs have all the same base there?</text:p>
                </text:list-item>
              </text:list>
            </text:list-item>
            <text:list-item>
              <text:p text:style-name="P27">Redo the % of each dog analysis for all the samples, using new diagnostic positions</text:p>
            </text:list-item>
            <text:list-item>
              <text:p text:style-name="P66"/>
            </text:list-item>
          </text:list>
        </text:list-item>
      </text:list>
      <text:p text:style-name="P6"/>
      <text:p text:style-name="P7">Survey of dog owners:</text:p>
      <text:p text:style-name="P13"><text:a xlink:type="simple" xlink:href="https://docs.google.com/spreadsheets/d/18M3WigTKJb1lxiNuLYFYF9oGx538JFMe9Ta676hAHmQ/edit?resourcekey=&amp;gid=988574669#gid=988574669" text:style-name="Internet_20_link" text:visited-style-name="Visited_20_Internet_20_Link"><text:span text:style-name="T3">https://docs.google.com/spreadsheets/d/18M3WigTKJb1lxiNuLYFYF9oGx538JFMe9Ta676hAHmQ/edit?resourcekey=&amp;gid=988574669#gid=988574669</text:span></text:a><text:span text:style-name="T18"> </text:span></text:p>
      <text:h text:style-name="P1" text:outline-level="1">General plan / idea</text:h>
      <text:p text:style-name="P7">What are the experiments that you did?</text:p>
      <text:p text:style-name="P7">What sequences did you amplify?</text:p>
      <text:p text:style-name="P7">What do we hope to learn from them?</text:p>
      <text:p text:style-name="P7">Where are the extracts from?</text:p>
      <text:p text:style-name="P6"/>
      <text:p text:style-name="P7">Dog data is here</text:p>
      <text:list xml:id="list2826069333" text:style-name="L2">
        <text:list-item>
          <text:p text:style-name="P45">ls /mnt/scratch/praktikum2024_mol_anth/data/dog_samples/</text:p>
        </text:list-item>
      </text:list>
      <text:p text:style-name="P6"/>
      <text:p text:style-name="P15"><text:soft-page-break/>samtools view /mnt/scratch/praktikum2024_mol_anth/data/dog_samples/[your dog] | less -S</text:p>
      <text:p text:style-name="P6"/>
      <text:list xml:id="list22984397" text:style-name="L3">
        <text:list-item>
          <text:p text:style-name="P67"><text:a xlink:type="simple" xlink:href="https://broadinstitute.github.io/picard/explain-flags.html" text:style-name="Internet_20_link" text:visited-style-name="Visited_20_Internet_20_Link"><text:span text:style-name="T3">https://broadinstitute.github.io/picard/explain-flags.html</text:span></text:a><text:span text:style-name="T5"> </text:span></text:p>
        </text:list-item>
        <text:list-item>
          <text:p text:style-name="P67"><text:a xlink:type="simple" xlink:href="https://blast.ncbi.nlm.nih.gov/Blast.cgi" text:style-name="Internet_20_link" text:visited-style-name="Visited_20_Internet_20_Link"><text:span text:style-name="T3">https://blast.ncbi.nlm.nih.gov/Blast.cgi</text:span></text:a><text:span text:style-name="T5"> </text:span></text:p>
        </text:list-item>
      </text:list>
      <text:p text:style-name="P68"><text:span text:style-name="T5"/></text:p>
      <text:h text:style-name="Heading_20_1" text:outline-level="1">Working Directory and Data</text:h>
      <text:p text:style-name="P69"/>
      <text:p text:style-name="P16">cp -r /mnt/scratch/praktikum2024_mol_anth/data/dog_samples /mnt/expressions/michelle_erkenberg/github/mpi_dogs/data</text:p>
      <text:p text:style-name="P16"/>
      <text:p text:style-name="P16"><text:s/>cp -r /mnt/scratch/praktikum2024_mol_anth/data/env_samples /mnt/expressions/michelle_erkenberg/github/mpi_dogs/data</text:p>
      <text:h text:style-name="P2" text:outline-level="1">→<text:span text:style-name="T22"> <text:s/>copied dog_samples and env_samples into mpi_dog &gt; data (mpi_dogs = my_github_project) </text:span></text:h>
      <text:list xml:id="list1026180917" text:style-name="L5">
        <text:list-item>
          <text:p text:style-name="P46">mkdir dog_samples → <text:span text:style-name="T24">/mnt/scratch/praktikum2024_mol_anth/data/dog_samples</text:span></text:p>
        </text:list-item>
        <text:list-item>
          <text:p text:style-name="P46">mkdir env_samples → <text:span text:style-name="T24">/mnt/scratch/praktikum2024_mol_anth/data/env_samples </text:span></text:p>
        </text:list-item>
      </text:list>
      <text:p text:style-name="P6"/>
      <text:p text:style-name="P10"># move into the dogs dir</text:p>
      <text:p text:style-name="P6"/>
      <text:list xml:id="list446924555" text:style-name="L6">
        <text:list-item>
          <text:p text:style-name="P47">cd dog_samples</text:p>
        </text:list-item>
      </text:list>
      <text:p text:style-name="P6"/>
      <text:p text:style-name="P10"># list the mapped dog bams</text:p>
      <text:list xml:id="list764094103" text:style-name="L7">
        <text:list-item>
          <text:p text:style-name="P55">ls <text:span text:style-name="T26">/mnt/scratch/praktikum2024_mol_anth/data/dog_samples</text:span></text:p>
        </text:list-item>
      </text:list>
      <text:p text:style-name="P62"> s_all_Anda_S8_default_canFam6.bam</text:p>
      <text:p text:style-name="P62">s_all_Anda_S8_default_canFam6.bam.bai</text:p>
      <text:p text:style-name="P62">s_all_Cami_S9_default_canFam6.bam</text:p>
      <text:p text:style-name="P62">s_all_Cami_S9_default_canFam6.bam.bai</text:p>
      <text:p text:style-name="P62">s_all_Charlie_S10_default_canFam6.bam</text:p>
      <text:p text:style-name="P62">s_all_Charlie_S10_default_canFam6.bam.bai</text:p>
      <text:p text:style-name="P62">s_all_Fritzy_S3_default_canFam6.bam</text:p>
      <text:p text:style-name="P62">s_all_Fritzy_S3_default_canFam6.bam.bai</text:p>
      <text:p text:style-name="P62">s_all_Heidi_S4_default_canFam6.bam</text:p>
      <text:p text:style-name="P62">s_all_Heidi_S4_default_canFam6.bam.bai</text:p>
      <text:p text:style-name="P62">s_all_Lily_S2_default_canFam6.bam</text:p>
      <text:p text:style-name="P62">s_all_Lily_S2_default_canFam6.bam.bai</text:p>
      <text:p text:style-name="P62">s_all_ThorA_S1_default_canFam6.bam</text:p>
      <text:p text:style-name="P62"><text:soft-page-break/>s_all_ThorA_S1_default_canFam6.bam.bai</text:p>
      <text:p text:style-name="P62">s_all_ThorB_S7_default_canFam6.bam</text:p>
      <text:p text:style-name="P62">s_all_ThorB_S7_default_canFam6.bam.bai</text:p>
      <text:p text:style-name="P62">s_all_Undetermined_S0_tagged_default_canFam6.bam</text:p>
      <text:p text:style-name="P62">s_all_Undetermined_S0_tagged_default_canFam6.bam.bai</text:p>
      <text:p text:style-name="P62">s_all_Urza_S6_default_canFam6.bam</text:p>
      <text:p text:style-name="P62">s_all_Urza_S6_default_canFam6.bam.bai</text:p>
      <text:p text:style-name="P62">s_all_Vito_S5_default_canFam6.bam</text:p>
      <text:p text:style-name="P62">s_all_Vito_S5_default_canFam6.bam.bai</text:p>
      <text:p text:style-name="P5"/>
      <text:h text:style-name="P25" text:outline-level="1">Dog Genomes</text:h>
      <text:h text:style-name="P3" text:outline-level="2">Starting data</text:h>
      <text:list xml:id="list1606552746" text:style-name="L8">
        <text:list-item>
          <text:p text:style-name="P28">Look at the mapped bam file (samtools view | less)</text:p>
          <text:list>
            <text:list-item>
              <text:p text:style-name="P28">How many sequences are there?</text:p>
              <text:p text:style-name="P28">→<text:span text:style-name="T25"> ./count_sequences.sh</text:span></text:p>
            </text:list-item>
            <text:list-item>
              <text:p text:style-name="P28">How many in each chromosome?</text:p>
            </text:list-item>
            <text:list-item>
              <text:p text:style-name="P28">What dog has the most reads?</text:p>
            </text:list-item>
            <text:list-item>
              <text:p text:style-name="P28">Which has the least?</text:p>
            </text:list-item>
            <text:list-item>
              <text:p text:style-name="P28">Bonus: fragment size distribution</text:p>
            </text:list-item>
          </text:list>
        </text:list-item>
      </text:list>
      <text:p text:style-name="P6"/>
      <text:p text:style-name="P9">Command box</text:p>
      <text:p text:style-name="P5"/>
      <text:p text:style-name="P6"/>
      <text:p text:style-name="P10"># Look at the mapped bam files for one dog</text:p>
      <text:p text:style-name="P10"># First, pick a dog</text:p>
      <text:p text:style-name="P6"/>
      <text:list xml:id="list1300472605" text:style-name="L9">
        <text:list-item>
          <text:p text:style-name="P48">mybam=/mnt/scratch/praktikum2024_mol_anth/data/dog_samples/[somedog].bam</text:p>
        </text:list-item>
        <text:list-item>
          <text:p text:style-name="P48">mydog=[somedog]</text:p>
        </text:list-item>
        <text:list-item>
          <text:p text:style-name="P53"/>
        </text:list-item>
        <text:list-item>
          <text:p text:style-name="P48">samtools view $mybam | less</text:p>
        </text:list-item>
      </text:list>
      <text:p text:style-name="P6"/>
      <text:p text:style-name="P65"><text:span text:style-name="T9"># piping to less is a pain..</text:span></text:p>
      <text:p text:style-name="P65"><text:span text:style-name="Source_20_Text"><text:span text:style-name="T34">alias</text:span></text:span><text:span text:style-name="Source_20_Text"><text:span text:style-name="T30"> </text:span></text:span><text:span text:style-name="Source_20_Text"><text:span text:style-name="T38">sv</text:span></text:span><text:span text:style-name="Source_20_Text"><text:span text:style-name="T30">=</text:span></text:span><text:span text:style-name="Source_20_Text"><text:span text:style-name="T42">'samtools view'</text:span></text:span></text:p>
      <text:p text:style-name="P64"/>
      <text:p text:style-name="P63">alias less='less -S'</text:p>
      <text:p text:style-name="P6"/>
      <text:p text:style-name="P10"><text:soft-page-break/># explore the bam files</text:p>
      <text:p text:style-name="P6"/>
      <text:list xml:id="list435078194" text:style-name="L11">
        <text:list-item>
          <text:p text:style-name="P50">samtools idxstats $mybam</text:p>
        </text:list-item>
      </text:list>
      <text:p text:style-name="P6"/>
      <text:list xml:id="list3421140642" text:style-name="L12">
        <text:list-item>
          <text:p text:style-name="P51">samtools idxstats $mybam | awk '{s += $3} END {print s}'</text:p>
        </text:list-item>
        <text:list-item>
          <text:p text:style-name="P51">samtools idxstats $mybam | awk '{m += $3; u += $4} END {print m+u, m/(m+u)}'</text:p>
        </text:list-item>
      </text:list>
      <text:p text:style-name="P6"/>
      <text:p text:style-name="P5"/>
      <text:p text:style-name="P6"/>
      <text:h text:style-name="P3" text:outline-level="2">Basic filtering (chrM, MQ, dedup)</text:h>
      <text:p text:style-name="P6"/>
      <text:list xml:id="list2027195672" text:style-name="L13">
        <text:list-item>
          <text:p text:style-name="P29">Filter to the mtDNA</text:p>
        </text:list-item>
        <text:list-item>
          <text:p text:style-name="P29">Filter for map quality</text:p>
        </text:list-item>
        <text:list-item>
          <text:p text:style-name="P29">dedup</text:p>
        </text:list-item>
        <text:list-item>
          <text:p text:style-name="P29">Examine samtools flags - is the data good?</text:p>
          <text:list>
            <text:list-item>
              <text:p text:style-name="P57"><text:a xlink:type="simple" xlink:href="https://broadinstitute.github.io/picard/explain-flags.html" text:style-name="Internet_20_link" text:visited-style-name="Visited_20_Internet_20_Link"><text:span text:style-name="T3">https://broadinstitute.github.io/picard/explain-flags.html</text:span></text:a><text:span text:style-name="T5"> </text:span></text:p>
            </text:list-item>
          </text:list>
        </text:list-item>
      </text:list>
      <text:p text:style-name="P26">→<text:span text:style-name="T43"> predone</text:span></text:p>
      <text:p text:style-name="P9">Command box</text:p>
      <text:p text:style-name="P5"/>
      <text:p text:style-name="P6"/>
      <text:p text:style-name="P21">pwd</text:p>
      <text:p text:style-name="P21"># should be</text:p>
      <text:p text:style-name="P21">/mnt/scratch/praktikum2024_mol_anth/classwork/[your_schul]/dog_samples/</text:p>
      <text:p text:style-name="P6"/>
      <text:p text:style-name="P21">samtools view -b $mybam chrM &gt; $mydog.chrM.bam</text:p>
      <text:p text:style-name="P21">sv $mydog.chrM.bam</text:p>
      <text:p text:style-name="P6"/>
      <text:p text:style-name="P21">samtools view -b -q25 $mydog.chrM.bam &gt; $mydog.chrM.mq25.bam</text:p>
      <text:p text:style-name="P21">sv $mydog.chrM.mq25.bam</text:p>
      <text:p text:style-name="P6"/>
      <text:p text:style-name="P21">samtools rmdup -S $mydog.chrM.mq25.bam $mydog.chrM.mq25.rmdup.bam</text:p>
      <text:p text:style-name="P21">sv $mydog.chrM.mq25.rmdup.bam</text:p>
      <text:p text:style-name="P6"/>
      <text:p text:style-name="P21">for b in *.bam ; do</text:p>
      <text:p text:style-name="P23">echo $b</text:p>
      <text:p text:style-name="P23"><text:soft-page-break/>samtools view -c $b</text:p>
      <text:p text:style-name="P70"><text:span text:style-name="T13">done</text:span></text:p>
      <text:p text:style-name="P71"><text:span text:style-name="T12">→ </text:span><text:span text:style-name="T16">chrM etc predone </text:span></text:p>
      <text:p text:style-name="P71"><text:span text:style-name="T12">→</text:span><text:span text:style-name="T16"> </text:span><text:span text:style-name="T12">copy count_sequences.sh into chrM and </text:span><text:span text:style-name="T16">ch</text:span><text:span text:style-name="T12">rM/mq25 an</text:span><text:span text:style-name="T16">d ch</text:span><text:span text:style-name="T12">rM/mq25/rmdup →</text:span><text:span text:style-name="T16"> ./count_sequences.sh</text:span></text:p>
      <text:p text:style-name="P21">samtools tview $mydog.chrM.mq25.rmdup.bam -p chrM</text:p>
      <text:p text:style-name="P6"/>
      <text:p text:style-name="P5"/>
      <text:p text:style-name="P6"/>
      <text:list xml:id="list3158169424" text:style-name="L14">
        <text:list-item>
          <text:p text:style-name="P58"><text:span text:style-name="T5">Copy a sequence, blast it: </text:span><text:a xlink:type="simple" xlink:href="https://blast.ncbi.nlm.nih.gov/Blast.cgi" text:style-name="Internet_20_link" text:visited-style-name="Visited_20_Internet_20_Link"><text:span text:style-name="T3">https://blast.ncbi.nlm.nih.gov/Blast.cgi</text:span></text:a><text:span text:style-name="T5"> </text:span></text:p>
          <text:list>
            <text:list-item>
              <text:p text:style-name="P30">Explain blast.</text:p>
            </text:list-item>
            <text:list-item>
              <text:p text:style-name="P30">What does it look like?</text:p>
            </text:list-item>
          </text:list>
        </text:list-item>
      </text:list>
      <text:p text:style-name="P6"/>
      <text:p text:style-name="P9">Command box</text:p>
      <text:p text:style-name="P5"/>
      <text:p text:style-name="P10"># view the file and copy paste some sequences to blast</text:p>
      <text:p text:style-name="P6"/>
      <text:p text:style-name="P15">sv $mydog.chrM.mq25.rmdup.bam</text:p>
      <text:p text:style-name="P5"/>
      <text:p text:style-name="P6"/>
      <text:list xml:id="list228201818" text:style-name="L15">
        <text:list-item>
          <text:p text:style-name="P31">Examine samtools flags</text:p>
        </text:list-item>
        <text:list-item>
          <text:p text:style-name="P59"><text:a xlink:type="simple" xlink:href="https://broadinstitute.github.io/picard/explain-flags.html" text:style-name="Internet_20_link" text:visited-style-name="Visited_20_Internet_20_Link"><text:span text:style-name="T3">https://broadinstitute.github.io/picard/explain-flags.html</text:span></text:a><text:span text:style-name="T5"> </text:span></text:p>
        </text:list-item>
        <text:list-item>
          <text:p text:style-name="P31">Find a read where the paired read isn't mapped</text:p>
        </text:list-item>
        <text:list-item>
          <text:p text:style-name="P31">Blast it - is it actually dog mtDNA?</text:p>
        </text:list-item>
      </text:list>
      <text:p text:style-name="P6"/>
      <text:p text:style-name="P9">Command box</text:p>
      <text:p text:style-name="P5"/>
      <text:p text:style-name="P15">sv $mydog.chrM.mq25.rmdup.bam</text:p>
      <text:p text:style-name="P6"/>
      <text:p text:style-name="P5"/>
      <text:p text:style-name="P6"/>
      <text:list xml:id="list3964651953" text:style-name="L16">
        <text:list-item>
          <text:p text:style-name="P32">Do all the filtering on all the dogs in one loop</text:p>
        </text:list-item>
      </text:list>
      <text:p text:style-name="P6"/>
      <text:p text:style-name="P9">Command box</text:p>
      <text:p text:style-name="P5"/>
      <text:p text:style-name="P15">bash /mnt/scratch/praktikum2024_mol_anth/bin/filter_dog_mt_bams.sh</text:p>
      <text:p text:style-name="P15"><text:soft-page-break/>find .</text:p>
      <text:p text:style-name="P5"/>
      <text:p text:style-name="P6"/>
      <text:list xml:id="list2918393273" text:style-name="L17">
        <text:list-item>
          <text:p text:style-name="P33">Look at how many reads are filtered out at each step<text:line-break/>[replace the directory to look at different filtering steps]</text:p>
        </text:list-item>
      </text:list>
      <text:p text:style-name="P6"/>
      <text:p text:style-name="P9">Command box</text:p>
      <text:p text:style-name="P5"/>
      <text:p text:style-name="P15">for b in chrM/*.bam ; do </text:p>
      <text:p text:style-name="P23">echo $b; </text:p>
      <text:p text:style-name="P23">samtools view -c $b; </text:p>
      <text:p text:style-name="P21">done</text:p>
      <text:p text:style-name="P6"/>
      <text:p text:style-name="P21">## look at coverage</text:p>
      <text:p text:style-name="P21">samtools mpileup chrM/mq25/rmdup/s_all_Lily_S2_default_canFam6.chrM.mq25.rmdup.bam | less -S</text:p>
      <text:p text:style-name="P5"/>
      <text:p text:style-name="P6"><text:line-break/></text:p>
      <text:p text:style-name="P8">Bonus</text:p>
      <text:list xml:id="list906526935" text:style-name="L18">
        <text:list-item>
          <text:p text:style-name="P44">Look at the sequence in tview (samtools tview)</text:p>
        </text:list-item>
        <text:list-item>
          <text:p text:style-name="P44">Look at the sequence in mpileup (samtools mpileup)</text:p>
        </text:list-item>
        <text:list-item>
          <text:p text:style-name="P44">Fragment size distributions</text:p>
        </text:list-item>
        <text:list-item>
          <text:p text:style-name="P44">Coverage plots for each dog</text:p>
        </text:list-item>
      </text:list>
      <text:p text:style-name="P6"/>
      <text:h text:style-name="P3" text:outline-level="2">Consensus sequences</text:h>
      <text:p text:style-name="P7">There are lots of ways to make consensus sequences, often using bcftools. Here we used an in-house perl script, which has the advantage that it makes some nice plots.</text:p>
      <text:p text:style-name="P6"/>
      <text:p text:style-name="P9">Command box</text:p>
      <text:p text:style-name="P5"/>
      <text:p text:style-name="P6"/>
      <text:p text:style-name="P18"># Copy over the consensus sequence directory to your folder</text:p>
      <text:p text:style-name="P15">pwd</text:p>
      <text:p text:style-name="P15"># should be /mnt/scratch/praktikum2024_mol_anth/classwork/[your_schul]/dog_samples/</text:p>
      <text:p text:style-name="P15"><text:soft-page-break/>cp -r /mnt/scratch/praktikum2024_mol_anth/data/dog_samples/chrM/mq25/rmdup/consensus/ .</text:p>
      <text:p text:style-name="P6"/>
      <text:p text:style-name="P5"/>
      <text:p text:style-name="P6"/>
      <text:p text:style-name="P22">https://share.eva.mpg.de/index.php/s/7D38BTNQWRdeLm2</text:p>
      <text:h text:style-name="P3" text:outline-level="2">MSA</text:h>
      <text:list xml:id="list2657886071" text:style-name="L19">
        <text:list-item>
          <text:p text:style-name="P34">Make the MSA</text:p>
        </text:list-item>
        <text:list-item>
          <text:p text:style-name="P34">visualize it with https://alignmentviewer.org/</text:p>
        </text:list-item>
      </text:list>
      <text:p text:style-name="P6"/>
      <text:p text:style-name="P9">Command box</text:p>
      <text:p text:style-name="P5"/>
      <text:p text:style-name="P6"/>
      <text:p text:style-name="P18"># make a new directory</text:p>
      <text:p text:style-name="P15">mkdir msa</text:p>
      <text:p text:style-name="P15">cd msa</text:p>
      <text:p text:style-name="P6"/>
      <text:p text:style-name="P17"># /mnt/scratch/praktikum2024_mol_anth/classwork/schul01/dog_samples/msa</text:p>
      <text:p text:style-name="P6"/>
      <text:p text:style-name="P18"># combine all consensus sequences into one file</text:p>
      <text:p text:style-name="P15">cat ../consensus/*consensus.cov5support80basequal0mask0.fas &gt; combined.fasta</text:p>
      <text:p text:style-name="P15">grep '&gt;' combined.fasta</text:p>
      <text:p text:style-name="P6"/>
      <text:p text:style-name="P17"># make msa</text:p>
      <text:p text:style-name="P15">mafft combined.fasta &gt; combined.aln</text:p>
      <text:p text:style-name="P6"/>
      <text:p text:style-name="P15">/mnt/scratch/praktikum2024_mol_anth/bin/snp-dists/snp-dists combined.aln</text:p>
      <text:p text:style-name="P6"/>
      <text:p text:style-name="P18"># combine all consensus sequences into one file </text:p>
      <text:p text:style-name="P18"># INCLUDING PREVIOUSLY PUBLISHED DOGS</text:p>
      <text:p text:style-name="P15">cat combined.fasta /mnt/scratch/praktikum2024_mol_anth/data/Canis_latrans.fasta <text:soft-page-break/>/mnt/scratch/praktikum2024_mol_anth/data/science_dogs/science_dogs_all.with_haps.fasta &gt; combined_with_pub.fasta</text:p>
      <text:p text:style-name="P6"/>
      <text:p text:style-name="P17"># inspect our sequences</text:p>
      <text:p text:style-name="P15">seqtk comp combined_with_pub.fasta | awk '{x=$3+$4+$5+$6; y=$2; print $1,y-x, $9, y,(y-x)/y}' | less</text:p>
      <text:p text:style-name="P6"/>
      <text:p text:style-name="P17"># make msa</text:p>
      <text:p text:style-name="P15">mafft combined_with_pub.fasta &gt; combined_with_pub.aln</text:p>
      <text:p text:style-name="P6"/>
      <text:p text:style-name="P5"/>
      <text:p text:style-name="P6"/>
      <text:h text:style-name="P3" text:outline-level="2">Experimenting with masking our sequences</text:h>
      <text:p text:style-name="P6"/>
      <text:p text:style-name="P9">seqkit grep -r -p Anda combined_with_pub.fasta &gt; anda.fas</text:p>
      <text:p text:style-name="P6"/>
      <text:p text:style-name="P9">## make a bed file to mask out the end of Anda</text:p>
      <text:p text:style-name="P9">[do it in nano]</text:p>
      <text:p text:style-name="P6"/>
      <text:p text:style-name="P9">bedtools maskfasta -fi anda.fas -fo anda.mask.fas -bed anda.bed</text:p>
      <text:p text:style-name="P6"/>
      <text:p text:style-name="P9">seqkit grep -p D05_A1a combined_with_pub.fasta &gt; d05.fas</text:p>
      <text:p text:style-name="P9">less d05.fas</text:p>
      <text:p text:style-name="P6"/>
      <text:h text:style-name="P3" text:outline-level="2">Manually editing our sequences</text:h>
      <text:p text:style-name="P10"># shorten the names</text:p>
      <text:p text:style-name="P6"/>
      <text:p text:style-name="P9">sed 's/_default_canFam6.chrM.mq25.rmdup.cov5support80basequal0mask0//' combined.fasta | grep '&gt;'</text:p>
      <text:p text:style-name="P6"/>
      <text:p text:style-name="P9">sed 's/_default_canFam6.chrM.mq25.rmdup.cov5support80basequal0mask0//' combined.fasta | sed 's/s_all/mpi_dog/' | grep '&gt;'</text:p>
      <text:p text:style-name="P6"/>
      <text:p text:style-name="P10"># cut out the Undetermined sequence</text:p>
      <text:p text:style-name="P6"/>
      <text:p text:style-name="P9"><text:soft-page-break/>sed 's/_default_canFam6.chrM.mq25.rmdup.cov5support80basequal0mask0//' combined.fasta | sed 's/s_all/mpi_dog/' | seqkit grep -r -v -p Undetermined | grep '&gt;'</text:p>
      <text:p text:style-name="P6"/>
      <text:p text:style-name="P10"># save it to a new file</text:p>
      <text:p text:style-name="P6"/>
      <text:p text:style-name="P9">sed 's/_default_canFam6.chrM.mq25.rmdup.cov5support80basequal0mask0//' combined.fasta | sed 's/s_all/mpi_dog/' | seqkit grep -r -v -p Undetermined &gt; combined.mod.fasta</text:p>
      <text:p text:style-name="P6"/>
      <text:p text:style-name="P10"># mask our sequences (see below)</text:p>
      <text:p text:style-name="P6"/>
      <text:p text:style-name="P9">grep '&gt;' combined.mod.fasta | sed 's/&gt;//g' | awk 'BEGIN {OFS="\t"} {print $1, 16132, 16730}' &gt; combined.mask.bed</text:p>
      <text:p text:style-name="P6"/>
      <text:p text:style-name="P14"><text:span text:style-name="T11">### WARNING - manually edit file so that Charlie starts one base later (16133) and is one base longer (</text:span><text:span text:style-name="T13">16731</text:span><text:span text:style-name="T11">)</text:span><text:span text:style-name="T4"> </text:span><text:span text:style-name="T11">and Fritzy is two bases longer (</text:span><text:span text:style-name="T13">16732</text:span><text:span text:style-name="T11">)</text:span></text:p>
      <text:p text:style-name="P6"/>
      <text:p text:style-name="P9">nano combined.mask.bed</text:p>
      <text:p text:style-name="P6"/>
      <text:p text:style-name="P10"># now mask our sequences </text:p>
      <text:p text:style-name="P6"/>
      <text:p text:style-name="P9">bedtools maskfasta -fi combined.mod.fasta -fo combined.mod.mask.fasta -bed  combined.mask.bed</text:p>
      <text:p text:style-name="P6"/>
      <text:p text:style-name="P9">less combined.mod.mask.fasta</text:p>
      <text:p text:style-name="P6"/>
      <text:p text:style-name="P9">grep -e '&gt;' -e 'TTTTAGG' combined.mod.mask.fasta</text:p>
      <text:p text:style-name="P10">grep -e '&gt;' -e 'TTTTAGG' -e 'TTTTAAG' combined.mod.mask.fasta | less</text:p>
      <text:p text:style-name="P6"/>
      <text:h text:style-name="P3" text:outline-level="2">Make the full MSA, with published data</text:h>
      <text:list xml:id="list263203592" text:style-name="L20">
        <text:list-item>
          <text:p text:style-name="P60"><text:span text:style-name="T5">visualize it with </text:span><text:a xlink:type="simple" xlink:href="https://alignmentviewer.org/" text:style-name="Internet_20_link" text:visited-style-name="Visited_20_Internet_20_Link"><text:span text:style-name="T3">https://alignmentviewer.org/</text:span></text:a><text:span text:style-name="T5"> </text:span></text:p>
        </text:list-item>
      </text:list>
      <text:p text:style-name="P6"/>
      <text:p text:style-name="P18"># combine all consensus sequences into one file </text:p>
      <text:p text:style-name="P18"># INCLUDING PREVIOUSLY PUBLISHED DOGS</text:p>
      <text:p text:style-name="P15">cat combined.mod.mask.fasta /mnt/scratch/praktikum2024_mol_anth/data/Canis_latrans.fasta <text:soft-page-break/>/mnt/scratch/praktikum2024_mol_anth/data/science_dogs/science_dogs_all.with_haps.fasta &gt; combined_with_pub.fasta</text:p>
      <text:p text:style-name="P6"/>
      <text:p text:style-name="P17"># inspect our sequences</text:p>
      <text:p text:style-name="P15">seqtk comp combined_with_pub.fasta | awk '{x=$3+$4+$5+$6; y=$2; print $1,y-x, $9, y,(y-x)/y}' | less</text:p>
      <text:p text:style-name="P6"/>
      <text:p text:style-name="P17"># make msa</text:p>
      <text:p text:style-name="P15">mafft combined_with_pub.fasta &gt; combined_with_pub.aln</text:p>
      <text:p text:style-name="P6"/>
      <text:h text:style-name="P3" text:outline-level="2">Tree</text:h>
      <text:list xml:id="list3264273838" text:style-name="L21">
        <text:list-item>
          <text:p text:style-name="P35">Make the tree</text:p>
        </text:list-item>
        <text:list-item>
          <text:p text:style-name="P35">visualize it</text:p>
        </text:list-item>
      </text:list>
      <text:p text:style-name="P6"/>
      <text:p text:style-name="P9">Command box</text:p>
      <text:p text:style-name="P5"/>
      <text:p text:style-name="P17"># create a phylogenetic tree with the mpi dogs</text:p>
      <text:p text:style-name="P15">FastTree -nt &lt; combined.aln &gt; mpi_dogs_tree.nwk</text:p>
      <text:p text:style-name="P5"/>
      <text:p text:style-name="P13"><text:span text:style-name="T5">Upload the newick (.nwk) file into </text:span><text:a xlink:type="simple" xlink:href="https://icytree.org/" text:style-name="Internet_20_link" text:visited-style-name="Visited_20_Internet_20_Link"><text:span text:style-name="T3">https://icytree.org/</text:span></text:a><text:span text:style-name="T18"> </text:span><text:span text:style-name="T5">to take a look at it</text:span></text:p>
      <text:p text:style-name="P6"/>
      <text:p text:style-name="P9">Command box</text:p>
      <text:p text:style-name="P5"/>
      <text:p text:style-name="P17"># create a phylogenetic tree with mpi dogs and pub docs</text:p>
      <text:p text:style-name="P19"> <text:span text:style-name="T20">FastTree -nt &lt; combined_with_pub.aln &gt; mpi_dogs_with_pub_tree.nwk</text:span></text:p>
      <text:p text:style-name="P6"/>
      <text:p text:style-name="P15"># copy it to the public directory, so you can view it</text:p>
      <text:p text:style-name="P20"><text:span text:style-name="T13">cp mpi_dogs_with_pub_tree.nwk /home/public/mol_anth_2024/[</text:span><text:span text:style-name="T15">yourschul</text:span><text:span text:style-name="T13">]_mpi_dogs_with_pub_tree.nwk</text:span></text:p>
      <text:p text:style-name="P5"/>
      <text:p text:style-name="P13"><text:span text:style-name="T5">Upload the newick (.nwk) file into </text:span><text:a xlink:type="simple" xlink:href="https://icytree.org/" text:style-name="Internet_20_link" text:visited-style-name="Visited_20_Internet_20_Link"><text:span text:style-name="T3">https://icytree.org/</text:span></text:a><text:span text:style-name="T18"> </text:span><text:span text:style-name="T5">to take a look at it. Where do your sequences group?</text:span></text:p>
      <text:p text:style-name="P6"/>
      <text:h text:style-name="P3" text:outline-level="2">What haplogroups are our sequences?</text:h>
      <text:p text:style-name="P7">Look on the tree to find where they group.</text:p>
      <text:p text:style-name="P6"><text:soft-page-break/></text:p>
      <text:h text:style-name="P3" text:outline-level="2">Get the closest complete sequence for the lower quality dogs?</text:h>
      <text:p text:style-name="P7">Find differences between those sequences and our dogs?</text:p>
      <text:p text:style-name="P7">Can we "fix" some of those differences, so they look more like our dogs? Is this a good idea?</text:p>
      <text:p text:style-name="P6"/>
      <text:p text:style-name="P20"><text:span text:style-name="T13">myschul=</text:span><text:span text:style-name="T15">01</text:span></text:p>
      <text:p text:style-name="P6"/>
      <text:p text:style-name="P15">seqkit grep -r -p 'Lily|D59' combined_with_pub.aln &gt; lily_d59.aln</text:p>
      <text:p text:style-name="P15">cp lily_d59.aln /home/public/mol_anth_2024/$myschul.lily_d59.aln</text:p>
      <text:p text:style-name="P6"/>
      <text:p text:style-name="P15">/mnt/scratch/praktikum2024_mol_anth/bin/snp-dists/snp-dists combined_with_pub.aln &gt; combined_with_pub.dists.txt</text:p>
      <text:p text:style-name="P6"/>
      <text:p text:style-name="P15">seqkit grep -r -p 'Lily|D59|KU290959|KU290986|ThorA' combined_with_pub.aln &gt; lily_d59_ku.aln</text:p>
      <text:p text:style-name="P15">grep '&gt;' lily_d59_ku.aln</text:p>
      <text:p text:style-name="P6"><text:line-break/></text:p>
      <text:p text:style-name="P15">B ACGTACGT</text:p>
      <text:p text:style-name="P20"><text:span text:style-name="T13">C </text:span><text:span text:style-name="T15">T</text:span><text:span text:style-name="T13">C</text:span><text:span text:style-name="T15">T</text:span><text:span text:style-name="T13">TA</text:span><text:span text:style-name="T15">T</text:span><text:span text:style-name="T13">GT &lt;- new lily</text:span></text:p>
      <text:p text:style-name="P20"><text:span text:style-name="T13">L AC</text:span><text:span text:style-name="T15">T</text:span><text:span text:style-name="T13">TA</text:span><text:span text:style-name="T15">T</text:span><text:span text:style-name="T13">GT</text:span></text:p>
      <text:p text:style-name="P20"><text:span text:style-name="T13">L AC</text:span><text:span text:style-name="T15">T</text:span><text:span text:style-name="T13">TNNNN ← </text:span></text:p>
      <text:p text:style-name="P6"/>
      <text:p text:style-name="P15">B ACG-TACGT</text:p>
      <text:p text:style-name="P20"><text:span text:style-name="T13">C </text:span><text:span text:style-name="T15">T</text:span><text:span text:style-name="T13">C</text:span><text:span text:style-name="T15">TA</text:span><text:span text:style-name="T13">TA</text:span><text:span text:style-name="T15">T</text:span><text:span text:style-name="T13">GT </text:span></text:p>
      <text:p text:style-name="P20"><text:span text:style-name="T13">L AC</text:span><text:span text:style-name="T15">TA</text:span><text:span text:style-name="T13">TA</text:span><text:span text:style-name="T15">T</text:span><text:span text:style-name="T13">GT</text:span></text:p>
      <text:p text:style-name="P6"><text:line-break/></text:p>
      <text:h text:style-name="P3" text:outline-level="2">Diagnostic positions</text:h>
      <text:list xml:id="list3413036061" text:style-name="L22">
        <text:list-item>
          <text:p text:style-name="P36">Determine diagnostic positions.</text:p>
        </text:list-item>
        <text:list-item>
          <text:p text:style-name="P36">Do we start looking at data in R now?</text:p>
        </text:list-item>
      </text:list>
      <text:p text:style-name="P6"/>
      <text:p text:style-name="P9">Command box</text:p>
      <text:p text:style-name="P5"/>
      <text:p text:style-name="P17"># you might need to install the biopython library</text:p>
      <text:p text:style-name="P17"># Create a new conda environment named bio</text:p>
      <text:p text:style-name="P15">conda create -n bio python=3.9 -y</text:p>
      <text:p text:style-name="P6"><text:soft-page-break/></text:p>
      <text:p text:style-name="P17"># Activate the environment</text:p>
      <text:p text:style-name="P15">conda activate bio</text:p>
      <text:p text:style-name="P6"/>
      <text:p text:style-name="P17"># Install Biopython</text:p>
      <text:p text:style-name="P15">conda install -c conda-forge biopython -y</text:p>
      <text:p text:style-name="P6"><text:line-break/></text:p>
      <text:p text:style-name="P17"># outputs all the diagnostic positions, snps, nucleotides </text:p>
      <text:p text:style-name="P19"> <text:span text:style-name="T20">python /mnt/scratch/praktikum2024_mol_anth/bin/diagnostic_snps.py</text:span></text:p>
      <text:p text:style-name="P15">-i [alignment] -ref [reference name]</text:p>
      <text:p text:style-name="P6"/>
      <text:p text:style-name="P15">python /mnt/scratch/praktikum2024_mol_anth/bin/diagnostic_snps.py -i lily_d59_ku.aln -ref D59_A1a -s</text:p>
      <text:p text:style-name="P6"/>
      <text:p text:style-name="P5"/>
      <text:p text:style-name="P6"/>
      <text:h text:style-name="P3" text:outline-level="2">If we have extra time, could do simulated mixtures, see if we can reconstruct them?</text:h>
      <text:p text:style-name="P6"/>
      <text:h text:style-name="P1" text:outline-level="1">Environmental Samples!</text:h>
      <text:p text:style-name="P7">Explain quicksand</text:p>
      <text:p text:style-name="P7">Look at quicksand table output</text:p>
      <text:p text:style-name="P7">Explain that we have deleted/moved the human directory</text:p>
      <text:p text:style-name="P7">At some point have to start to merge the data w/ a table of locations</text:p>
      <text:p text:style-name="P6"><text:line-break/><text:line-break/></text:p>
      <text:h text:style-name="P3" text:outline-level="2">Plotting taxonomic results</text:h>
      <text:p text:style-name="P6"/>
      <text:p text:style-name="P7">You can run these commands in Rstudio</text:p>
      <text:p text:style-name="P9">## /mnt/scratch/praktikum2024_mol_anth/bin/plot_taxonomic_prak24_v1.R</text:p>
      <text:p text:style-name="P9">## ^^^^ don't edit this file!! Just copy it to your directory:</text:p>
      <text:p text:style-name="P6"/>
      <text:p text:style-name="P9">## remember to set this correctly!</text:p>
      <text:p text:style-name="P20"><text:span text:style-name="T13">myschul=</text:span><text:span text:style-name="T15">01</text:span></text:p>
      <text:p text:style-name="P6"><text:soft-page-break/></text:p>
      <text:p text:style-name="P15">cp /mnt/scratch/praktikum2024_mol_anth/bin/plot_taxonomic_prak24_v1.R /mnt/scratch/praktikum2024_mol_anth/classwork/$myschul/plot_taxonomic_prak24.R</text:p>
      <text:p text:style-name="P6"/>
      <text:p text:style-name="P9">Possible Analyses:</text:p>
      <text:list xml:id="list562431142" text:style-name="L23">
        <text:list-item>
          <text:p text:style-name="P52">wall vs non-wall</text:p>
        </text:list-item>
        <text:list-item>
          <text:p text:style-name="P52">nice plot of dog vs non-dog?</text:p>
        </text:list-item>
        <text:list-item>
          <text:p text:style-name="P52">Layout in some office</text:p>
          <text:list>
            <text:list-item>
              <text:p text:style-name="P52">number of reads</text:p>
            </text:list-item>
          </text:list>
        </text:list-item>
        <text:list-item>
          <text:p text:style-name="P52">Is the DNA at Sarah's desk her dog?</text:p>
          <text:list>
            <text:list-item>
              <text:p text:style-name="P52">sample_29</text:p>
            </text:list-item>
          </text:list>
        </text:list-item>
        <text:list-item>
          <text:p text:style-name="P54"/>
        </text:list-item>
        <text:list-item>
          <text:p text:style-name="P52">Use samples where we know there's been no dogs as "baseline"</text:p>
        </text:list-item>
        <text:list-item>
          <text:p text:style-name="P52">Who’s dog used the main elevator?</text:p>
        </text:list-item>
      </text:list>
      <text:p text:style-name="P6"/>
      <text:h text:style-name="P3" text:outline-level="2">Which dogs are in each env sample?</text:h>
      <text:p text:style-name="P6"/>
      <text:h text:style-name="P4" text:outline-level="3">Get to the right directory / set up environments</text:h>
      <text:p text:style-name="P6"/>
      <text:p text:style-name="P10">## remember to set this correctly!</text:p>
      <text:p text:style-name="P20"><text:span text:style-name="T13">myschul=schul</text:span><text:span text:style-name="T15">01</text:span></text:p>
      <text:p text:style-name="P6"/>
      <text:p text:style-name="P10">## go to the env_samples directory</text:p>
      <text:p text:style-name="P9">cd /mnt/scratch/praktikum2024_mol_anth/classwork/$myschul/env_samples</text:p>
      <text:p text:style-name="P6"/>
      <text:p text:style-name="P10">## save the directory for the env_bams</text:p>
      <text:p text:style-name="P9">env_bams=/mnt/scratch/praktikum2024_mol_anth/data/env_samples/Canidae/</text:p>
      <text:p text:style-name="P6"/>
      <text:p text:style-name="P9">ls $env_bams</text:p>
      <text:p text:style-name="P10">## any bams not mapped to Canis_lupus_familiaris?</text:p>
      <text:p text:style-name="P9">ls $env_bams | grep -v familiaris</text:p>
      <text:p text:style-name="P6"/>
      <text:h text:style-name="P4" text:outline-level="3">Can we make consensus sequences for any of these?</text:h>
      <text:p text:style-name="P6"/>
      <text:p text:style-name="P7"><text:soft-page-break/>Open this directory in windows:</text:p>
      <text:p text:style-name="P9">/mnt/scratch/praktikum2024_mol_anth/data/env_samples/consensus/</text:p>
      <text:p text:style-name="P6"/>
      <text:p text:style-name="P7">We can look in the file: consensus_stats.txt</text:p>
      <text:p text:style-name="P7">Do any of the consensus sequences look good? sample 1?</text:p>
      <text:p text:style-name="P6"/>
      <text:p text:style-name="P7">Look at the coverage / consensus plots, do they look ok?</text:p>
      <text:p text:style-name="P6"/>
      <text:p text:style-name="P17">## let's look at snp distances between the env samples and the dogs</text:p>
      <text:p text:style-name="P15">mkdir msa</text:p>
      <text:p text:style-name="P15">cd msa</text:p>
      <text:p text:style-name="P6"/>
      <text:p text:style-name="P17">## add sample 1 and 10-19 to the dogs</text:p>
      <text:p text:style-name="P17">## should have just added the dog msa we made before, masked</text:p>
      <text:p text:style-name="P15">cat /mnt/scratch/praktikum2024_mol_anth/data/env_samples/consensus/sample_1*.Canidae.Canis_lupus_familiaris_deduped_bedfiltered.consensus.cov5support80basequal0mask0.fas ../../dog_samples/consensus/s_all_*consensus.cov5support80basequal0mask0.fas &gt; samples_1_10-19.and_dogs.fasta</text:p>
      <text:p text:style-name="P6"/>
      <text:p text:style-name="P17">## make an msa</text:p>
      <text:p text:style-name="P15">mafft samples_1_10-19.and_dogs.fasta &gt; samples_1_10-19.and_dogs.aln</text:p>
      <text:p text:style-name="P6"/>
      <text:p text:style-name="P17">## calculate distances</text:p>
      <text:p text:style-name="P15">/mnt/scratch/praktikum2024_mol_anth/bin/snp-dists/snp-dists samples_1_10-19.and_dogs.aln &gt; samples_1_10-19.and_dogs.dists</text:p>
      <text:p text:style-name="P6"/>
      <text:p text:style-name="P17">## look at the dist file (may be hard to read in less, could do excel, or look at my screen)</text:p>
      <text:p text:style-name="P15">less samples_1_10-19.and_dogs.dists</text:p>
      <text:p text:style-name="P6"/>
      <text:p text:style-name="P17">## can also clean up the sample names:</text:p>
      <text:p text:style-name="P15">sed 's/.Canidae.Canis_lupus_familiaris_deduped_bedfiltered.cov5support80basequal0mask0//g' samples_1_10-19.and_dogs.dists | sed 's/_default_canFam6.chrM.mq25.rmdup.cov5support80basequal0mask0//g' &gt; samples_1_10-19.and_dogs.dists.clean</text:p>
      <text:p text:style-name="P6"/>
      <text:p text:style-name="P7">Questions:</text:p>
      <text:list xml:id="list1491460765" text:style-name="L24">
        <text:list-item>
          <text:p text:style-name="P37"><text:soft-page-break/>Do any sequences look like the dogs?</text:p>
        </text:list-item>
        <text:list-item>
          <text:p text:style-name="P37">Do we trust all of the samples w/ 0 edit distance?</text:p>
        </text:list-item>
      </text:list>
      <text:p text:style-name="P6"/>
      <text:h text:style-name="P4" text:outline-level="3">Do diagnostic positions help?</text:h>
      <text:p text:style-name="P6"/>
      <text:p text:style-name="P10">## set up your directory</text:p>
      <text:p text:style-name="P21">cd ..</text:p>
      <text:p text:style-name="P21">mkdir diagnostic_snps</text:p>
      <text:p text:style-name="P21">cd diagnostic_snps/</text:p>
      <text:p text:style-name="P6"/>
      <text:p text:style-name="P10">## get the combined msa, add the dog reference genome, align them</text:p>
      <text:p text:style-name="P6"/>
      <text:p text:style-name="P9">cat ../../dog_samples/msa/combined_with_pub.aln /mnt/sequencedb/Refseq/refseq_rel215/genomes/Canidae/Canis_lupus_familiaris.fasta &gt; combined_with_pub.NC_002008.4.fasta</text:p>
      <text:p text:style-name="P6"/>
      <text:p text:style-name="P9">mafft combined_with_pub.NC_002008.4.fasta &gt; combined_with_pub.NC_002008.4.aln</text:p>
      <text:p text:style-name="P6"/>
      <text:p text:style-name="P10">## extract the ref, Lily and Thor, and neighboring dogs</text:p>
      <text:p text:style-name="P6"/>
      <text:p text:style-name="P9">seqkit grep -r -p 'ThorA' combined_with_pub.NC_002008.4.aln &gt; lily_thor.aln</text:p>
      <text:p text:style-name="P9">seqkit grep -r -p 'Lily|D59|KU290986|NC_002008.4' combined_with_pub.NC_002008.4.aln &gt;&gt; lily_thor.aln</text:p>
      <text:p text:style-name="P6"/>
      <text:p text:style-name="P9">grep '&gt;' lily_thor.aln</text:p>
      <text:p text:style-name="P6"/>
      <text:p text:style-name="P17">## get diagnostic positions</text:p>
      <text:p text:style-name="P6"/>
      <text:p text:style-name="P15">python /mnt/scratch/praktikum2024_mol_anth/bin/diagnostic_snps.py -i lily_thor.aln -ref NC_002008.4 -s 16130 &gt; lily_thor.diag.txt</text:p>
      <text:p text:style-name="P6"/>
      <text:p text:style-name="P10">## open this file in excel?</text:p>
      <text:p text:style-name="P10">## we fixed the positions using Lily's neighbors in the tree</text:p>
      <text:p text:style-name="P9">cp /mnt/scratch/praktikum2024_mol_anth/classwork/schul01/env_samples/diagnostic_snps/lily_thor.diag.final.txt .</text:p>
      <text:p text:style-name="P6"/>
      <text:p text:style-name="P10"><text:soft-page-break/>## compare to mpileup of samples from Lily and Thor's office</text:p>
      <text:p text:style-name="P9">b=$env_bams/sample_36.Canidae.Canis_lupus_familiaris_deduped_bedfiltered.bam</text:p>
      <text:p text:style-name="P6"/>
      <text:p text:style-name="P9">samtools mpileup $b --reference /mnt/sequencedb/Refseq/refseq_rel215/genomes/Canidae/Canis_lupus_familiaris.fasta | less</text:p>
      <text:p text:style-name="P6"/>
      <text:p text:style-name="P9">samtools mpileup $b --reference /mnt/sequencedb/Refseq/refseq_rel215/genomes/Canidae/Canis_lupus_familiaris.fasta | grep -e '1582' -e '3955' -e '4118' -e '6947' -e '11529' -e '15625' -e '16025'</text:p>
      <text:p text:style-name="P6"/>
      <text:h text:style-name="P3" text:outline-level="2">Use a program to look at diagnostic positions</text:h>
      <text:p text:style-name="P14"><text:span text:style-name="T13">myschul=schul</text:span><text:span text:style-name="T15">01</text:span></text:p>
      <text:p text:style-name="P6"/>
      <text:p text:style-name="P9">env_bams=/mnt/scratch/praktikum2024_mol_anth/data/env_samples/Canidae/</text:p>
      <text:p text:style-name="P6"/>
      <text:p text:style-name="P14"><text:span text:style-name="T13">b=$env_bams/sample_</text:span><text:span text:style-name="T15">36</text:span><text:span text:style-name="T13">.Canidae.Canis_lupus_familiaris_deduped_bedfiltered.bam</text:span></text:p>
      <text:p text:style-name="P6"/>
      <text:p text:style-name="P9">cd /mnt/scratch/praktikum2024_mol_anth/classwork/$myschul/env_samples/diagnostic_snps</text:p>
      <text:p text:style-name="P6"/>
      <text:p text:style-name="P9">## get the list of diagnostic positions</text:p>
      <text:p text:style-name="P9">cp /mnt/scratch/praktikum2024_mol_anth/classwork/schul01/env_samples/diagnostic_snps/lily_thor.diag.final.txt .</text:p>
      <text:p text:style-name="P6"/>
      <text:p text:style-name="P9">samtools mpileup $b --reference /mnt/sequencedb/Refseq/refseq_rel215/genomes/Canidae/Canis_lupus_familiaris.fasta | python  /mnt/scratch/praktikum2024_mol_anth/bin/count_diagnostic.py lily_thor.diag.final.txt</text:p>
      <text:p text:style-name="P6"/>
      <text:h text:style-name="P3" text:outline-level="2">Identify diagnostic positions for the Container office</text:h>
      <text:list xml:id="list297223743" text:style-name="L25">
        <text:list-item>
          <text:p text:style-name="P38">Use the tree/snp-dist to identify closely related dogs [do this per group?]</text:p>
        </text:list-item>
        <text:list-item>
          <text:p text:style-name="P38">Make an alignment w/ just those dogs</text:p>
        </text:list-item>
        <text:list-item>
          <text:p text:style-name="P38"><text:soft-page-break/>Open them in excel, select diagnostic sites [do this per group?]</text:p>
        </text:list-item>
        <text:list-item>
          <text:p text:style-name="P38">Make a final list</text:p>
        </text:list-item>
      </text:list>
      <text:p text:style-name="P6"/>
      <text:p text:style-name="P10">## extract the ref, Heidi, Fritzy, Urza, Vido, and neighboring dog (D69_A1a for Fritzy)</text:p>
      <text:p text:style-name="P6"/>
      <text:p text:style-name="P9">seqkit grep -r -p 'Fritzy|D69_A1a' combined_with_pub.NC_002008.4.aln &gt; container.aln</text:p>
      <text:p text:style-name="P9">seqkit grep -r -p 'Heidi|Urza|Vito|NC_002008.4' combined_with_pub.NC_002008.4.aln &gt;&gt; container.aln</text:p>
      <text:p text:style-name="P6"/>
      <text:p text:style-name="P9">grep '&gt;' container.aln</text:p>
      <text:p text:style-name="P6"/>
      <text:p text:style-name="P17">## get diagnostic positions</text:p>
      <text:p text:style-name="P6"/>
      <text:p text:style-name="P15">python /mnt/scratch/praktikum2024_mol_anth/bin/diagnostic_snps.py -i container.aln -ref NC_002008.4 -s 16130 &gt; container.diag.txt</text:p>
      <text:p text:style-name="P6"/>
      <text:p text:style-name="P17">## edit the container diagnostic positions file</text:p>
      <text:p text:style-name="P17">## max did this</text:p>
      <text:p text:style-name="P17">## copy this to your directory</text:p>
      <text:p text:style-name="P9">cp /mnt/scratch/praktikum2024_mol_anth/classwork/schul01/env_samples/diagnostic_snps/container.diag.max.txt .</text:p>
      <text:p text:style-name="P6"/>
      <text:p text:style-name="P10">## make a diagnostic snp file for Fritzy</text:p>
      <text:p text:style-name="P9">awk '$2 != $4 &amp;&amp; $2 != $5' container.diag.max.txt &gt; container.diag.max.Fritzy.txt</text:p>
      <text:p text:style-name="P6"/>
      <text:p text:style-name="P10">## test with Sample 1 (Heidi)</text:p>
      <text:p text:style-name="P6"/>
      <text:p text:style-name="P14"><text:span text:style-name="T13">b=$env_bams/sample_</text:span><text:span text:style-name="T15">1</text:span><text:span text:style-name="T13">.Canidae.Canis_lupus_familiaris_deduped_bedfiltered.bam</text:span></text:p>
      <text:p text:style-name="P6"/>
      <text:p text:style-name="P9">samtools mpileup $b --reference /mnt/sequencedb/Refseq/refseq_rel215/genomes/Canidae/Canis_lupus_familiaris.fasta | python  /mnt/scratch/praktikum2024_mol_anth/bin/count_diagnostic.py container.diag.max.Fritzy.txt</text:p>
      <text:p text:style-name="P6"/>
      <text:p text:style-name="P10"><text:soft-page-break/>## make diagnostic files for everyone</text:p>
      <text:p text:style-name="P9">awk '$2 != $4 &amp;&amp; $2 != $5' container.diag.max.txt &gt; container.diag.max.Fritzy.txt</text:p>
      <text:p text:style-name="P9">awk '$4 != $2 &amp;&amp; $4 != $5' container.diag.max.txt &gt; container.diag.max.Heidi.txt</text:p>
      <text:p text:style-name="P9">awk '$5 != $2 &amp;&amp; $5 != $4' container.diag.max.txt &gt; container.diag.max.Urza.txt</text:p>
      <text:p text:style-name="P9">awk '$6 != $2 &amp;&amp; $6 != $4' container.diag.max.txt &gt; container.diag.max.Vito.txt</text:p>
      <text:p text:style-name="P6"/>
      <text:p text:style-name="P10">## loop through the dogs and samples, and get % for each</text:p>
      <text:p text:style-name="P6"/>
      <text:p text:style-name="P9">for dog in Fritzy Urza Heidi Vito ; do</text:p>
      <text:p text:style-name="P9">for n in {1..28} ; do</text:p>
      <text:p text:style-name="P9">sample=sample_$n</text:p>
      <text:p text:style-name="P24"><text:span text:style-name="T13">b=$env_bams/sample_</text:span><text:span text:style-name="T15">$n</text:span><text:span text:style-name="T13">.Canidae.Canis_lupus_familiaris_deduped_bedfiltered.bam</text:span></text:p>
      <text:p text:style-name="P6"/>
      <text:p text:style-name="P9">samtools mpileup $b --reference /mnt/sequencedb/Refseq/refseq_rel215/genomes/Canidae/Canis_lupus_familiaris.fasta | python  /mnt/scratch/praktikum2024_mol_anth/bin/count_diagnostic.py container.diag.max.$dog.txt | grep $dog | awk 'BEGIN {OFS="\t"} {print "'$sample'", $0}' &gt;&gt; env_pct_$dog.txt</text:p>
      <text:p text:style-name="P9">done</text:p>
      <text:p text:style-name="P9">done</text:p>
      <text:p text:style-name="P6"/>
      <text:p text:style-name="P10">## or just run this</text:p>
      <text:p text:style-name="P9">bash /mnt/scratch/praktikum2024_mol_anth/bin/run_all_samples_container.sh</text:p>
      <text:p text:style-name="P6"><text:line-break/><text:line-break/><text:line-break/></text:p>
      <text:h text:style-name="P3" text:outline-level="2">How do we calculate dog percentages in the container?</text:h>
      <text:p text:style-name="P9">samtools</text:p>
      <text:h text:style-name="P3" text:outline-level="2">Talk about general conclusions / plots?</text:h>
      <text:p text:style-name="P9">samtools</text:p>
      <text:h text:style-name="P3" text:outline-level="2"><text:soft-page-break/>Are the dog mtDNA genomes contaminated?</text:h>
      <text:p text:style-name="P9">samtools</text:p>
      <text:p text:style-name="P6"/>
      <text:h text:style-name="P1" text:outline-level="1">Todo for full analysis</text:h>
      <text:list xml:id="list1100078094" text:style-name="L26">
        <text:list-item>
          <text:p text:style-name="P39">build a better tree?</text:p>
          <text:list>
            <text:list-item>
              <text:p text:style-name="P39">only use the first 16130 bases of each genome?</text:p>
            </text:list-item>
            <text:list-item>
              <text:p text:style-name="P39">remove gaps from msa, then trim to 16130, make new msa, fasttree</text:p>
            </text:list-item>
            <text:list-item>
              <text:p text:style-name="P39">look for lone N's in the mpi dog fastas, maybe those are mixtures of different dogs?</text:p>
            </text:list-item>
            <text:list-item>
              <text:p text:style-name="P43"/>
            </text:list-item>
          </text:list>
        </text:list-item>
        <text:list-item>
          <text:p text:style-name="P39">Identify neighbors for each of the "lone branch" dogs?</text:p>
        </text:list-item>
        <text:list-item>
          <text:p text:style-name="P39">Modify program so that it automatically identifies "diagnostic positions"?</text:p>
          <text:list>
            <text:list-item>
              <text:p text:style-name="P39">Or modify Jonas' program so that it actually only puts out positions for one dog?</text:p>
            </text:list-item>
          </text:list>
        </text:list-item>
        <text:list-item>
          <text:p text:style-name="P39">Remap the dog DNA to the dog genome for the two samples mapped to wolf mtDNA</text:p>
        </text:list-item>
      </text:list>
      <text:p text:style-name="P6"/>
      <text:h text:style-name="P3" text:outline-level="2">Merged datafile for plotting</text:h>
      <text:p text:style-name="P9">/mnt/scratch/praktikum2024_mol_anth/data/container_dogs_env_pct_merged_data.tsv</text:p>
      <text:p text:style-name="P6"/>
      <text:p text:style-name="P9">/mnt/scratch/praktikum2024_mol_anth/data/dogs_env_pct.clean.tsv</text:p>
      <text:p text:style-name="P6"/>
      <text:p text:style-name="P9">/mnt/scratch/praktikum2024_mol_anth/data/env_samples_quicksand2samples.tsv</text:p>
      <text:p text:style-name="P6"/>
      <text:p text:style-name="P9">library(data.table)</text:p>
      <text:p text:style-name="P9">library(ggplot2)</text:p>
      <text:p text:style-name="P6"/>
      <text:p text:style-name="P9">setwd('//biofs09/scratch/praktikum2024_mol_anth/')</text:p>
      <text:p text:style-name="P6"/>
      <text:p text:style-name="P9">## just the container dog diagnostic positions</text:p>
      <text:p text:style-name="P9">dt.dogs &lt;- fread('data/container_dogs_env_pct_merged_data.tsv')</text:p>
      <text:p text:style-name="P6"/>
      <text:p text:style-name="P9">## all dogs diagnostic positions</text:p>
      <text:p text:style-name="P9">dt.dogs2 &lt;- fread('data/dogs_env_pct.clean.tsv')</text:p>
      <text:p text:style-name="P6"/>
      <text:p text:style-name="P9">## taxonomic groups found in each sample</text:p>
      <text:p text:style-name="P9">dt.tax &lt;- fread('data/env_samples_quicksand2samples.tsv')</text:p>
      <text:p text:style-name="P6"><text:soft-page-break/><text:line-break/><text:line-break/></text:p>
      <text:h text:style-name="P1" text:outline-level="1">Paper outline</text:h>
      <text:p text:style-name="P6"/>
      <text:list xml:id="list2104988338" text:style-name="L27">
        <text:list-item>
          <text:p text:style-name="P40">Introduction</text:p>
          <text:list>
            <text:list-item>
              <text:p text:style-name="P40">this is important blah blah</text:p>
            </text:list-item>
          </text:list>
        </text:list-item>
        <text:list-item>
          <text:p text:style-name="P40">Sampled throughout MPI building</text:p>
          <text:list>
            <text:list-item>
              <text:p text:style-name="P40">special focus on offices w/ multiple dogs</text:p>
            </text:list-item>
          </text:list>
        </text:list-item>
        <text:list-item>
          <text:p text:style-name="P40">what types of mammalian DNA do we find?</text:p>
          <text:list>
            <text:list-item>
              <text:p text:style-name="P40">list the species</text:p>
            </text:list-item>
          </text:list>
        </text:list-item>
        <text:list-item>
          <text:p text:style-name="P40">where do you find each taxonomic group?</text:p>
          <text:list>
            <text:list-item>
              <text:p text:style-name="P40">dog DNA in the dog offices - </text:p>
            </text:list-item>
            <text:list-item>
              <text:p text:style-name="P40">not so much even in the hallways</text:p>
            </text:list-item>
            <text:list-item>
              <text:p text:style-name="P40">tell some stories about cat DNA</text:p>
            </text:list-item>
            <text:list-item>
              <text:p text:style-name="P40">feral pig in the building</text:p>
            </text:list-item>
          </text:list>
        </text:list-item>
        <text:list-item>
          <text:p text:style-name="P40">accumulation of dna against the wall</text:p>
        </text:list-item>
        <text:list-item>
          <text:p text:style-name="P40">we have 10 dogs in the building</text:p>
          <text:list>
            <text:list-item>
              <text:p text:style-name="P40">show the tree</text:p>
            </text:list-item>
            <text:list-item>
              <text:p text:style-name="P40">highlight "office clades"</text:p>
            </text:list-item>
            <text:list-item>
              <text:p text:style-name="P40">cute photos of dogs</text:p>
            </text:list-item>
            <text:list-item>
              <text:p text:style-name="P40">diagnostic positions</text:p>
              <text:list>
                <text:list-item>
                  <text:p text:style-name="P40">filling in the Ns</text:p>
                </text:list-item>
              </text:list>
            </text:list-item>
          </text:list>
        </text:list-item>
        <text:list-item>
          <text:p text:style-name="P40">Where is each dog?</text:p>
          <text:list>
            <text:list-item>
              <text:p text:style-name="P40">One office w/ four dogs, heatmap</text:p>
              <text:list>
                <text:list-item>
                  <text:p text:style-name="P40">correlation w/ physical presence in room</text:p>
                  <text:list>
                    <text:list-item>
                      <text:p text:style-name="P40">partitioned the office?</text:p>
                    </text:list-item>
                  </text:list>
                </text:list-item>
                <text:list-item>
                  <text:p text:style-name="P40">behavior (heidi rubs on the wall, etc)</text:p>
                </text:list-item>
                <text:list-item>
                  <text:p text:style-name="P40">correlation w/ physical presence in office [Urza]</text:p>
                </text:list-item>
                <text:list-item>
                  <text:p text:style-name="P40">mystery fifth dog?</text:p>
                </text:list-item>
                <text:list-item>
                  <text:p text:style-name="P40">If we have diagnostic positions for all 10 dogs, do we find any of the other dogs in the container?</text:p>
                </text:list-item>
              </text:list>
            </text:list-item>
            <text:list-item>
              <text:p text:style-name="P40">Lily and Thor's office?</text:p>
              <text:list>
                <text:list-item>
                  <text:p text:style-name="P40">Thor is there more often and a dirty boy</text:p>
                </text:list-item>
              </text:list>
            </text:list-item>
            <text:list-item>
              <text:p text:style-name="P40">Hallways / elevators / etc</text:p>
            </text:list-item>
          </text:list>
        </text:list-item>
        <text:list-item>
          <text:p text:style-name="P40">Discussion</text:p>
          <text:list>
            <text:list-item>
              <text:p text:style-name="P40">Dog characteristics - Where to go?</text:p>
              <text:list>
                <text:list-item>
                  <text:p text:style-name="P40">size / time in office / activity level / bathing? / etc</text:p>
                </text:list-item>
              </text:list>
            </text:list-item>
            <text:list-item>
              <text:p text:style-name="P40">relation to archaeology</text:p>
            </text:list-item>
          </text:list>
        </text:list-item>
      </text:list>
      <text:p text:style-name="P6"/>
      <text:p text:style-name="P7"><text:soft-page-break/>Suggestion for alternate flow:</text:p>
      <text:list xml:id="list1070530526" text:style-name="L28">
        <text:list-item>
          <text:p text:style-name="P41">dog office, distribution of these dogs</text:p>
        </text:list-item>
        <text:list-item>
          <text:p text:style-name="P41">then move to whole MPI</text:p>
        </text:list-item>
      </text:list>
      <text:p text:style-name="P6"><text:line-break/></text:p>
      <text:h text:style-name="P1" text:outline-level="1">End of class updates</text:h>
      <text:p text:style-name="P6"/>
      <text:p text:style-name="P7">Presentation draft:</text:p>
      <text:p text:style-name="P13"><text:a xlink:type="simple" xlink:href="https://docs.google.com/presentation/d/11WeYJWLYbuTWcG3t9n5hqXnz7Ub32y-IOsE7QuaUxdQ/edit?usp=sharing" text:style-name="Internet_20_link" text:visited-style-name="Visited_20_Internet_20_Link"><text:span text:style-name="T3">https://docs.google.com/presentation/d/11WeYJWLYbuTWcG3t9n5hqXnz7Ub32y-IOsE7QuaUxdQ/edit?usp=sharing</text:span></text:a><text:span text:style-name="T18"> </text:span></text:p>
      <text:p text:style-name="P6"/>
      <text:p text:style-name="P7">Feedback form:</text:p>
      <text:p text:style-name="P13"><text:a xlink:type="simple" xlink:href="https://forms.gle/jQaBdLtGeVggfsLFA" text:style-name="Internet_20_link" text:visited-style-name="Visited_20_Internet_20_Link"><text:span text:style-name="T3">https://forms.gle/jQaBdLtGeVggfsLFA</text:span></text:a><text:span text:style-name="T18"> </text:span></text:p>
      <text:p text:style-name="P6"/>
      <text:p text:style-name="P13"><text:span text:style-name="T5">Paper on dog mtDNA haplotypes </text:span><text:a xlink:type="simple" xlink:href="https://doi.org/10.1016/j.mito.2015.04.001" text:style-name="Internet_20_link" text:visited-style-name="Visited_20_Internet_20_Link"><text:span text:style-name="T3">https://doi.org/10.1016/j.mito.2015.04.001</text:span></text:a><text:span text:style-name="T18"> </text:span></text:p>
      <text:p text:style-name="P6"/>
      <text:p text:style-name="P7">Contact info for people in the department:</text:p>
      <text:list xml:id="list1601532715" text:style-name="L29">
        <text:list-item>
          <text:p text:style-name="P61"><text:span text:style-name="T5">Jenny Tung &lt;</text:span><text:a xlink:type="simple" xlink:href="mailto:jtung@eva.mpg.de" text:style-name="Internet_20_link" text:visited-style-name="Visited_20_Internet_20_Link"><text:span text:style-name="T3">jtung@eva.mpg.de</text:span></text:a><text:span text:style-name="T5">&gt;  [director, primatology department]</text:span></text:p>
        </text:list-item>
        <text:list-item>
          <text:p text:style-name="P61"><text:span text:style-name="T5">Genevieve Housman &lt;</text:span><text:a xlink:type="simple" xlink:href="mailto:genevieve_housman@eva.mpg.de" text:style-name="Internet_20_link" text:visited-style-name="Visited_20_Internet_20_Link"><text:span text:style-name="T3">genevieve_housman@eva.mpg.de</text:span></text:a><text:span text:style-name="T5">&gt; [group leader, primatology]</text:span></text:p>
        </text:list-item>
        <text:list-item>
          <text:p text:style-name="P61"><text:span text:style-name="T5">Tomislav Maricic &lt;</text:span><text:a xlink:type="simple" xlink:href="mailto:tomislav_maricic@eva.mpg.de" text:style-name="Internet_20_link" text:visited-style-name="Visited_20_Internet_20_Link"><text:span text:style-name="T3">tomislav_maricic@eva.mpg.de</text:span></text:a><text:span text:style-name="T5">&gt; [functional group]</text:span></text:p>
        </text:list-item>
        <text:list-item>
          <text:p text:style-name="P61"><text:span text:style-name="T5">Stephan Riesenberg &lt;</text:span><text:a xlink:type="simple" xlink:href="mailto:stephan_riesenberg@eva.mpg.de" text:style-name="Internet_20_link" text:visited-style-name="Visited_20_Internet_20_Link"><text:span text:style-name="T3">stephan_riesenberg@eva.mpg.de</text:span></text:a><text:span text:style-name="T5">&gt; [functional group]</text:span></text:p>
        </text:list-item>
        <text:list-item>
          <text:p text:style-name="P61"><text:span text:style-name="T5">Matthias Meyer &lt;</text:span><text:a xlink:type="simple" xlink:href="mailto:mmeyer@eva.mpg.de" text:style-name="Internet_20_link" text:visited-style-name="Visited_20_Internet_20_Link"><text:span text:style-name="T3">mmeyer@eva.mpg.de</text:span></text:a><text:span text:style-name="T5">&gt; [ancient DNA methods]</text:span></text:p>
        </text:list-item>
        <text:list-item>
          <text:p text:style-name="P61"><text:span text:style-name="T5">Me (Benjamin Vernot &lt;</text:span><text:a xlink:type="simple" xlink:href="mailto:benjamin_vernot@eva.mpg.de" text:style-name="Internet_20_link" text:visited-style-name="Visited_20_Internet_20_Link"><text:span text:style-name="T3">benjamin_vernot@eva.mpg.de</text:span></text:a><text:span text:style-name="T5">&gt;) [To continue the praktikum!]</text:span></text:p>
        </text:list-item>
      </text:list>
      <text:p text:style-name="P6"><text:line-break/><text:line-break/><text:line-break/><text:line-break/></text:p>
      <text:h text:style-name="P3" text:outline-level="2">To load the course data files</text:h>
      <text:p text:style-name="P6"/>
      <text:p text:style-name="P9">## set the appropriate directory</text:p>
      <text:p text:style-name="P9">setwd('//biofs09/scratch/praktikum2024_mol_anth/')</text:p>
      <text:p text:style-name="P6"/>
      <text:p text:style-name="P9">## load the data files</text:p>
      <text:p text:style-name="P9">## makes dt.samples, dt.tax, dt.dogs.container,</text:p>
      <text:p text:style-name="P9">##  dt.dogs.all, dt.dogs.no_thor, dt.dogs.no_a_c</text:p>
      <text:p text:style-name="P9">source('bin/load_prak24_data.R')</text:p>
      <text:p text:style-name="P6"><text:soft-page-break/><text:line-break/></text:p>
      <text:h text:style-name="P1" text:outline-level="1">R plotting code</text:h>
      <text:p text:style-name="P6"/>
      <text:h text:style-name="P3" text:outline-level="2">Benjamin Vernot - heatmap of dog office</text:h>
      <text:p text:style-name="P6"/>
      <text:h text:style-name="P4" text:outline-level="3">Louise Dziock - Barplot of taxdata in dog-office (proportions)</text:h>
      <text:p text:style-name="P7">library(data.table)</text:p>
      <text:p text:style-name="P7">library(ggplot2)</text:p>
      <text:p text:style-name="P6"/>
      <text:p text:style-name="P7">setwd('//biofs09/scratch/praktikum2024_mol_anth/')</text:p>
      <text:p text:style-name="P6"/>
      <text:p text:style-name="P7">## load the data files</text:p>
      <text:p text:style-name="P7">## makes dt.samples, dt.tax,</text:p>
      <text:p text:style-name="P7">##  dt.dogs.all, dt.dogs.no_thor, dt.dogs.no_a_c</text:p>
      <text:p text:style-name="P7">source('bin/load_prak24_data.R')</text:p>
      <text:p text:style-name="P6"/>
      <text:p text:style-name="P7">dt.tax.clean &lt;- fread('data/env_samples_quicksand2samples.tsv')</text:p>
      <text:p text:style-name="P6"/>
      <text:p text:style-name="P7">#dt.tax.clean.filtered &lt;- dt.tax.clean[,c('Family', 'ReadsDeduped')]</text:p>
      <text:p text:style-name="P6"/>
      <text:p text:style-name="P7">#ggplot(dt.tax.clean.filtered, aes(x="", y=ReadsDeduped, fill=Family)) +</text:p>
      <text:p text:style-name="P12">  <text:span text:style-name="T2">geom_bar(stat="identity", width=1, color="white") +</text:span></text:p>
      <text:p text:style-name="P12">  <text:span text:style-name="T2">coord_polar("y", start=0) +</text:span></text:p>
      <text:p text:style-name="P12">  <text:span text:style-name="T2">NULL</text:span></text:p>
      <text:p text:style-name="P6"/>
      <text:p text:style-name="P7">dt.tax.pie &lt;- dt.tax.clean[category2 == 'dog_office' &amp; ReadsDeduped&gt;100, .N, Family]</text:p>
      <text:p text:style-name="P6"/>
      <text:p text:style-name="P7">#ggplot(dt.tax.pie, aes(x=Family, y=N, fill=Family)) +</text:p>
      <text:p text:style-name="P12">  <text:span text:style-name="T2">#geom_bar(stat="identity", width=1, color="white")</text:span></text:p>
      <text:p text:style-name="P12"> </text:p>
      <text:p text:style-name="P6"/>
      <text:p text:style-name="P7">dt.samples &lt;- fread('data/dog_env_samples_24_v1.txt')</text:p>
      <text:p text:style-name="P7">dt.samples[category2 == 'dog_office',.N]</text:p>
      <text:p text:style-name="P6"/>
      <text:p text:style-name="P7"><text:soft-page-break/>dt.tax.pie[,proportion_sample:=N/dt.samples[category2 == 'dog_office',.N]]</text:p>
      <text:p text:style-name="P6"/>
      <text:p text:style-name="P7">dt.tax.pie$Family&lt;-factor(dt.tax.pie$Family, levels = c("Hominidae", "Canidae", "Felidae", "Suidae"))</text:p>
      <text:p text:style-name="P6"/>
      <text:p text:style-name="P7">ggplot(dt.tax.pie, aes(x=Family, y=proportion_sample, fill=Family)) +</text:p>
      <text:p text:style-name="P12">  <text:span text:style-name="T2">geom_bar(stat="identity", width=1, col = "black") +</text:span></text:p>
      <text:p text:style-name="P12">  <text:span text:style-name="T2">scale_y_continuous(expand = c(0,0),  limits = c(0,1)) +</text:span></text:p>
      <text:p text:style-name="P12">  <text:span text:style-name="T2">scale_x_discrete(expand = c(0,0))</text:span></text:p>
      <text:p text:style-name="P6"/>
      <text:p text:style-name="P7">#non-dog offices</text:p>
      <text:p text:style-name="P6"/>
      <text:p text:style-name="P7">dt.tax.pie &lt;- dt.tax.clean[category2 != 'dog_office' &amp; ReadsDeduped&gt;100, .N, Family]</text:p>
      <text:p text:style-name="P6"/>
      <text:p text:style-name="P7">dt.tax.pie[,proportion_sample:=N/dt.samples[category2 != 'dog_office',.N]]</text:p>
      <text:p text:style-name="P6"/>
      <text:p text:style-name="P7">dt.tax.pie$Family&lt;-factor(dt.tax.pie$Family, levels = c("Hominidae", "Canidae", "Suidae", "Felidae"))</text:p>
      <text:p text:style-name="P6"/>
      <text:p text:style-name="P7">ggplot(dt.tax.pie, aes(x=Family, y=proportion_sample, fill=Family)) +</text:p>
      <text:p text:style-name="P12">  <text:span text:style-name="T2">geom_bar(stat="identity", width=1, col = "black") +</text:span></text:p>
      <text:p text:style-name="P12">  <text:span text:style-name="T2">scale_y_continuous(expand = c(0,0), limits = c(0,1)) +</text:span></text:p>
      <text:p text:style-name="P12">  <text:span text:style-name="T2">scale_x_discrete(expand = c(0,0))</text:span></text:p>
      <text:p text:style-name="P6"><text:line-break/></text:p>
      <text:h text:style-name="P3" text:outline-level="2">Alina Bakker - Heatsmap of Accumulation of DNA in different offices with ugly furniture:</text:h>
      <text:p text:style-name="P7">setwd('//biofs09/scratch/praktikum2024_mol_anth/')</text:p>
      <text:p text:style-name="P6"/>
      <text:p text:style-name="P7">dt.dogs &lt;- fread('data/container_dogs_env_pct_merged_data.tsv')</text:p>
      <text:p text:style-name="P6"/>
      <text:p text:style-name="P7">dt.tax &lt;- fread('data/env_samples_quicksand2samples.tsv')</text:p>
      <text:p text:style-name="P6"/>
      <text:p text:style-name="P7">## select the columns we're working with</text:p>
      <text:p text:style-name="P7">dt.tax_filter &lt;- dt.tax[, .(sample_id, ReadsRaw, ReadsDeduped, Order, Family , x, y , office, category)]</text:p>
      <text:p text:style-name="P7">dt.tax_filter[, ReadsDeduped := as.numeric(ReadsDeduped)]</text:p>
      <text:p text:style-name="P7">dt.tax_filter[is.na(ReadsDeduped), ReadsDeduped := 0]</text:p>
      <text:p text:style-name="P6"/>
      <text:p text:style-name="P7"><text:soft-page-break/>#heatmap with dog data, log10() for log scale</text:p>
      <text:p text:style-name="P6"/>
      <text:p text:style-name="P7">heatmap.d &lt;- ggplot(dt.tax_filter[office == 'Container' &amp; Family == 'Canidae'],</text:p>
      <text:p text:style-name="P14"><text:span text:style-name="T4">    </text:span><text:span text:style-name="T8">aes(x = x, y = y, fill = log10(ReadsDeduped))) +</text:span></text:p>
      <text:p text:style-name="P12">  <text:span text:style-name="T2">geom_tile() +</text:span></text:p>
      <text:p text:style-name="P12">  <text:span text:style-name="T2">scale_fill_gradient(low = "orange", high = "red") +</text:span></text:p>
      <text:p text:style-name="P12">  <text:span text:style-name="T2">labs(title = "Heatmap Dog - Container", x = "X-Axis", y = "Y-Axis", fill = "Data") +</text:span></text:p>
      <text:p text:style-name="P12">  <text:span text:style-name="T2">theme_minimal() +</text:span></text:p>
      <text:p text:style-name="P7">NULL</text:p>
      <text:p text:style-name="P6"/>
      <text:p text:style-name="P7">#heatmap with human data, log10() for log scale</text:p>
      <text:p text:style-name="P6"/>
      <text:p text:style-name="P7">heatmap.h &lt;- ggplot(dt.tax_filter[office == 'Container' &amp; Family == 'Hominidae'],</text:p>
      <text:p text:style-name="P14"><text:span text:style-name="T4">    </text:span><text:span text:style-name="T8">aes(x = x, y = y, fill = log10(ReadsDeduped))) +</text:span></text:p>
      <text:p text:style-name="P12">  <text:span text:style-name="T2">geom_tile() +</text:span></text:p>
      <text:p text:style-name="P12">  <text:span text:style-name="T2">scale_fill_gradient(low = "green", high = "blue") +</text:span></text:p>
      <text:p text:style-name="P12">  <text:span text:style-name="T2">labs(title = "Heatmap Human - Container", x = "X-Axis", y = "Y-Axis", fill = "Data") +</text:span></text:p>
      <text:p text:style-name="P12">  <text:span text:style-name="T2">theme_minimal() +</text:span></text:p>
      <text:p text:style-name="P12">  <text:span text:style-name="T2">NULL</text:span></text:p>
      <text:p text:style-name="P6"/>
      <text:p text:style-name="P7"># combines both dog and human heatmap for container in one image</text:p>
      <text:p text:style-name="P7">combined_plot &lt;- plot_grid(heatmap.d, heatmap.h, labels = c("dog", "human"))</text:p>
      <text:p text:style-name="P6"/>
      <text:p text:style-name="P7">#heatmap with design (dog)</text:p>
      <text:p text:style-name="P7">heatmap_with_rectangles_d &lt;- heatmap.d +</text:p>
      <text:p text:style-name="P12">  <text:span text:style-name="T2">#geom_rect(aes(xmin = 0, xmax = 0.5, ymin = 3.5, ymax = 4.5), color = "black", fill = "black", size = 1) +</text:span></text:p>
      <text:p text:style-name="P12">  <text:span text:style-name="T2">geom_rect(aes(xmin = 0, xmax = 0.5, ymin = 4.5, ymax = 5.5), fill = NA, color = "black", size = 1) +</text:span></text:p>
      <text:p text:style-name="P12">  <text:span text:style-name="T2">geom_text(x = 0.25, y = 5.0, label = "Heidi Bed", color = "black", size = 4, angle = 90) +</text:span></text:p>
      <text:p text:style-name="P12">  <text:span text:style-name="T2">geom_rect(aes(xmin = 2.5, xmax = 3.5, ymin = 2.5, ymax = 5.5), color = "black", fill = NA, size = 1) +</text:span></text:p>
      <text:p text:style-name="P12">  <text:span text:style-name="T2">geom_text(x = 3.0, y = 4.5, label = "Desk", color = "black", size = 4) +</text:span></text:p>
      <text:p text:style-name="P12">  <text:span text:style-name="T2">geom_rect(aes(xmin = 3.5, xmax = 4.5, ymin = 2.5, ymax = 5.5), color = "black", fill = NA, size = 1) +</text:span></text:p>
      <text:p text:style-name="P12">  <text:span text:style-name="T2">geom_text(x = 4.0, y = 4.0, label = "Desk", color = "black", size = 4) +</text:span></text:p>
      <text:p text:style-name="P12">  <text:span text:style-name="T2">geom_rect(aes(xmin = 2.5, xmax = 3.5, ymin = 2.5, ymax = 3.5), color = "black", fill = NA, size = 1) +</text:span></text:p>
      <text:p text:style-name="P12">  <text:span text:style-name="T2">geom_text(x = 3.0, y = 3.0, label = "Vito Bed", color = "black", size = 4) +</text:span></text:p>
      <text:p text:style-name="P12"><text:soft-page-break/>  <text:span text:style-name="T2">geom_rect(aes(xmin = 1.5, xmax = 4.5, ymin = 5.5, ymax = 5.5), color = "black", fill = NA, size = 1) +</text:span></text:p>
      <text:p text:style-name="P12">  <text:span text:style-name="T2">geom_rect(aes(xmin = 1.5, xmax = 1.5, ymin = 5.45, ymax = 5.55), color = "black", fill = NA, size = 1) +</text:span></text:p>
      <text:p text:style-name="P12">  <text:span text:style-name="T2">geom_rect(aes(xmin = 4.5, xmax = 4.5, ymin = 5.45, ymax = 5.55), color = "black", fill = NA, size = 1) +</text:span></text:p>
      <text:p text:style-name="P12">  <text:span text:style-name="T2">geom_text(x = 3.0, y = 5.65, label = "Window", color = "black", size = 4) +</text:span></text:p>
      <text:p text:style-name="P12">  <text:span text:style-name="T2">geom_rect(aes(xmin = 5.5, xmax = 6.5, ymin = 0.5, ymax = 0.5), color = "black", fill = NA, size = 1) +</text:span></text:p>
      <text:p text:style-name="P12">  <text:span text:style-name="T2">geom_rect(aes(xmin = 5.5, xmax = 5.5, ymin = 0.45, ymax = 0.55), color = "black", fill = NA, size = 1) +</text:span></text:p>
      <text:p text:style-name="P12">  <text:span text:style-name="T2">geom_rect(aes(xmin = 6.5, xmax = 6.5, ymin = 0.45, ymax = 0.55), color = "black", fill = NA, size = 1) +</text:span></text:p>
      <text:p text:style-name="P12">  <text:span text:style-name="T2">geom_text(x = 6.0, y = 0.65, label = "Door", color = "black", size = 4) +</text:span></text:p>
      <text:p text:style-name="P12">  <text:span text:style-name="T2">geom_rect(aes(xmin = 6.5, xmax = 7.5, ymin = 2.5, ymax = 5.5), color = "black", fill = NA, size = 1) +</text:span></text:p>
      <text:p text:style-name="P12">  <text:span text:style-name="T2">geom_text(x = 7.0, y = 4.0, label = "Desk", color = "black", size = 4) +</text:span></text:p>
      <text:p text:style-name="P12">  <text:span text:style-name="T2">geom_rect(aes(xmin = 0, xmax = 0.5, ymin = 0.5, ymax = 3.5), color = "black", fill = NA, size = 1) +</text:span></text:p>
      <text:p text:style-name="P12">  <text:span text:style-name="T2">#geom_rect(aes(xmin = 6.5, xmax = 7.5, ymin = 1.5, ymax = 2.5),color = "black", fill = "black", size = 1) +</text:span></text:p>
      <text:p text:style-name="P12">  <text:span text:style-name="T2">geom_text(x = 0.25, y = 2, label = "Cupboard", color = "black", size = 4, angle = 90)</text:span></text:p>
      <text:p text:style-name="P12"> </text:p>
      <text:p text:style-name="P7">#design fuer human heatmap</text:p>
      <text:p text:style-name="P7">heatmap_with_rectangles_h &lt;- heatmap.h +</text:p>
      <text:p text:style-name="P12">  <text:span text:style-name="T2">#geom_rect(aes(xmin = 0, xmax = 0.5, ymin = 3.5, ymax = 4.5), color = "black", fill = "black", size = 1) +</text:span></text:p>
      <text:p text:style-name="P12">  <text:span text:style-name="T2">geom_rect(aes(xmin = 0, xmax = 0.5, ymin = 4.5, ymax = 5.5), fill = NA, color = "black", size = 1) +</text:span></text:p>
      <text:p text:style-name="P12">  <text:span text:style-name="T2">geom_text(x = 0.25, y = 5.0, label = "Heidi Bed", color = "black", size = 4, angle = 90) +</text:span></text:p>
      <text:p text:style-name="P12">  <text:span text:style-name="T2">geom_rect(aes(xmin = 2.5, xmax = 3.5, ymin = 2.5, ymax = 5.5), color = "black", fill = NA, size = 1) +</text:span></text:p>
      <text:p text:style-name="P12">  <text:span text:style-name="T2">geom_text(x = 3.0, y = 4.5, label = "Desk", color = "black", size = 4) +</text:span></text:p>
      <text:p text:style-name="P12">  <text:span text:style-name="T2">geom_rect(aes(xmin = 3.5, xmax = 4.5, ymin = 2.5, ymax = 5.5), color = "black", fill = NA, size = 1) +</text:span></text:p>
      <text:p text:style-name="P12">  <text:span text:style-name="T2">geom_text(x = 4.0, y = 4.0, label = "Desk", color = "black", size = 4) +</text:span></text:p>
      <text:p text:style-name="P12">  <text:span text:style-name="T2">geom_rect(aes(xmin = 2.5, xmax = 3.5, ymin = 2.5, ymax = 3.5), color = "black", fill = NA, size = 1) +</text:span></text:p>
      <text:p text:style-name="P12">  <text:span text:style-name="T2">geom_text(x = 3.0, y = 3.0, label = "Vito Bed", color = "black", size = 4) +</text:span></text:p>
      <text:p text:style-name="P12">  <text:span text:style-name="T2">geom_rect(aes(xmin = 1.5, xmax = 4.5, ymin = 5.5, ymax = 5.5), color = "black", fill = NA, size = 1) +</text:span></text:p>
      <text:p text:style-name="P12"><text:soft-page-break/>  <text:span text:style-name="T2">geom_rect(aes(xmin = 1.5, xmax = 1.5, ymin = 5.45, ymax = 5.55), color = "black", fill = NA, size = 1) +</text:span></text:p>
      <text:p text:style-name="P12">  <text:span text:style-name="T2">geom_rect(aes(xmin = 4.5, xmax = 4.5, ymin = 5.45, ymax = 5.55), color = "black", fill = NA, size = 1) +</text:span></text:p>
      <text:p text:style-name="P12">  <text:span text:style-name="T2">geom_text(x = 3.0, y = 5.65, label = "Window", color = "black", size = 4) +</text:span></text:p>
      <text:p text:style-name="P12">  <text:span text:style-name="T2">geom_rect(aes(xmin = 5.5, xmax = 6.5, ymin = 0.5, ymax = 0.5), color = "black", fill = NA, size = 1) +</text:span></text:p>
      <text:p text:style-name="P12">  <text:span text:style-name="T2">geom_rect(aes(xmin = 5.5, xmax = 5.5, ymin = 0.45, ymax = 0.55), color = "black", fill = NA, size = 1) +</text:span></text:p>
      <text:p text:style-name="P12">  <text:span text:style-name="T2">geom_rect(aes(xmin = 6.5, xmax = 6.5, ymin = 0.45, ymax = 0.55), color = "black", fill = NA, size = 1) +</text:span></text:p>
      <text:p text:style-name="P12">  <text:span text:style-name="T2">geom_text(x = 6.0, y = 0.65, label = "Door", color = "black", size = 4) +</text:span></text:p>
      <text:p text:style-name="P12">  <text:span text:style-name="T2">geom_rect(aes(xmin = 6.5, xmax = 7.5, ymin = 2.5, ymax = 5.5), color = "black", fill = NA, size = 1) +</text:span></text:p>
      <text:p text:style-name="P12">  <text:span text:style-name="T2">geom_text(x = 7.0, y = 4.0, label = "Desk", color = "black", size = 4) +</text:span></text:p>
      <text:p text:style-name="P12">  <text:span text:style-name="T2">geom_rect(aes(xmin = 0, xmax = 0.5, ymin = 0.5, ymax = 3.5), color = "black", fill = NA, size = 1) +</text:span></text:p>
      <text:p text:style-name="P12">  <text:span text:style-name="T2">#geom_rect(aes(xmin = 6.5, xmax = 7.5, ymin = 1.5, ymax = 2.5),color = "black", fill = "black", size = 1) +</text:span></text:p>
      <text:p text:style-name="P12">  <text:span text:style-name="T2">geom_text(x = 0.25, y = 2, label = "Cupboard", color = "black", size = 4, angle = 90)</text:span></text:p>
      <text:p text:style-name="P6"/>
      <text:p text:style-name="P7">#combine with design</text:p>
      <text:p text:style-name="P7">combined_plot &lt;- plot_grid(heatmap_with_rectangles_d, heatmap_with_rectangles_h)</text:p>
      <text:p text:style-name="P6"/>
      <text:p text:style-name="P7">#heatmap with dog data in Mimi/Linda, (log10() for log scale)</text:p>
      <text:p text:style-name="P6"/>
      <text:p text:style-name="P7">heatmap.d_lm &lt;- ggplot(dt.tax_filter[office == 'Mimi/Linda' &amp; Family == 'Canidae'], aes(x = x, y = y, fill = ReadsDeduped)) +</text:p>
      <text:p text:style-name="P14"><text:span text:style-name="T4">                   </text:span><text:span text:style-name="T8">geom_tile() +</text:span></text:p>
      <text:p text:style-name="P14"><text:span text:style-name="T4">                   </text:span><text:span text:style-name="T8">scale_fill_gradient(low = "orange", high = "red") +</text:span></text:p>
      <text:p text:style-name="P14"><text:span text:style-name="T4">                    </text:span><text:span text:style-name="T8">labs(title = "Heatmap Dog - Mimi/Linda", x = "X-Axis", y = "Y-Axis", fill = "Data") +</text:span></text:p>
      <text:p text:style-name="P14"><text:span text:style-name="T4">                    </text:span><text:span text:style-name="T8">theme_minimal()</text:span></text:p>
      <text:p text:style-name="P7">#design (dog)</text:p>
      <text:p text:style-name="P7">heatmap_with_rectangles_lm_d &lt;- heatmap.d_lm +</text:p>
      <text:p text:style-name="P12">  <text:span text:style-name="T2">#geom_rect(aes(xmin = 0.5, xmax = 4.5, ymin = 0.25, ymax = 3.75), color = "black", fill = NA, size = 1) +</text:span></text:p>
      <text:p text:style-name="P12">  <text:span text:style-name="T2">geom_rect(aes(xmin = 0.5, xmax = 1.5, ymin = 0.25, ymax = 0.5), fill = NA, color = "black", size = 1) +</text:span></text:p>
      <text:p text:style-name="P12">  <text:span text:style-name="T2">geom_text(x =1, y = 0.4, label = "Thor`s Bed", color = "black", size = 4) +</text:span></text:p>
      <text:p text:style-name="P12">  <text:span text:style-name="T2">geom_rect(aes(xmin = 2.5, xmax = 4.5, ymin = 0.25, ymax = 0.5), fill = NA, color = "black", size = 1) +</text:span></text:p>
      <text:p text:style-name="P12"><text:soft-page-break/>  <text:span text:style-name="T2">geom_text(x =3.5, y = 0.4, label = "Desk", color = "black", size = 4) +</text:span></text:p>
      <text:p text:style-name="P12">  <text:span text:style-name="T2">geom_rect(aes(xmin = 1.5, xmax = 2.5, ymin = 3.5, ymax = 3.75), fill = NA, color = "black", size = 1) +</text:span></text:p>
      <text:p text:style-name="P12">  <text:span text:style-name="T2">geom_text(x =2, y = 3.65, label = "Desk + Lily`s Bed", color = "black", size = 4) +</text:span></text:p>
      <text:p text:style-name="P12">  <text:span text:style-name="T2">geom_rect(aes(xmin = 2.5, xmax = 3.5, ymin = 3.5, ymax = 3.75), fill = NA, color = "black", size = 1) +</text:span></text:p>
      <text:p text:style-name="P12">  <text:span text:style-name="T2">geom_text(x =3.0, y = 3.65, label = "Water Bowls", color = "black", size = 4) +</text:span></text:p>
      <text:p text:style-name="P12">  <text:span text:style-name="T2">geom_rect(aes(xmin = 0.5, xmax = 1.5, ymin = 1.5, ymax = 2.5), color = "Red", fill = NA, size = 1) +</text:span></text:p>
      <text:p text:style-name="P12">  <text:span text:style-name="T2">geom_text(x = 1.0, y = 2.0, label = "Dropout", color = "black", size = 4) +</text:span></text:p>
      <text:p text:style-name="P12">  <text:span text:style-name="T2">geom_rect(aes(xmin = 3.5, xmax = 4.5, ymin = 2.5, ymax = 3.5), color = "Red", fill = NA, size = 1) +</text:span></text:p>
      <text:p text:style-name="P12">  <text:span text:style-name="T2">geom_text(x = 4.0, y = 3.0, label = "Dropout?", color = "black", size = 4) +</text:span></text:p>
      <text:p text:style-name="P12">  <text:span text:style-name="T2">geom_rect(aes(xmin = 0.5, xmax = 0.5, ymin = 1.5, ymax = 2.5), color = "black", fill = NA, size = 1) +</text:span></text:p>
      <text:p text:style-name="P12">  <text:span text:style-name="T2">geom_rect(aes(xmin = 0.45, xmax = 0.55, ymin = 1.5, ymax = 1.5), color = "black", fill = NA, size = 1) +</text:span></text:p>
      <text:p text:style-name="P12">  <text:span text:style-name="T2">geom_rect(aes(xmin = 0.45, xmax = 0.55, ymin = 2.5, ymax = 2.5), color = "black", fill = NA, size = 1) +</text:span></text:p>
      <text:p text:style-name="P12">  <text:span text:style-name="T2">geom_text(x = 0.35, y = 2, label = "Door", color = "black", size = 4, angle = 90)</text:span></text:p>
      <text:p text:style-name="P12"> </text:p>
      <text:p text:style-name="P7">#heatmap with human data in Mimi/Linda, (log10() for log scale)</text:p>
      <text:p text:style-name="P6"/>
      <text:p text:style-name="P7">heatmap.h_lm &lt;- ggplot(dt.tax_filter[office == 'Mimi/Linda' &amp; Family == 'Hominidae'], aes(x = x, y = y, fill = ReadsDeduped)) +</text:p>
      <text:p text:style-name="P12">  <text:span text:style-name="T2">geom_tile() +</text:span></text:p>
      <text:p text:style-name="P12">  <text:span text:style-name="T2">scale_fill_gradient(low = "green", high = "blue") +</text:span></text:p>
      <text:p text:style-name="P12">  <text:span text:style-name="T2">labs(title = "Heatmap Dog - Mimi/Linda", x = "X-Axis", y = "Y-Axis", fill = "Data") +</text:span></text:p>
      <text:p text:style-name="P12">  <text:span text:style-name="T2">theme_minimal()</text:span></text:p>
      <text:p text:style-name="P6"/>
      <text:p text:style-name="P7">#design (human)</text:p>
      <text:p text:style-name="P7">heatmap_with_rectangles_lm_h &lt;- heatmap.h_lm +</text:p>
      <text:p text:style-name="P12">  <text:span text:style-name="T2">#geom_rect(aes(xmin = 0.5, xmax = 4.5, ymin = 0.25, ymax = 3.75), color = "black", fill = NA, size = 1) +</text:span></text:p>
      <text:p text:style-name="P12">  <text:span text:style-name="T2">geom_rect(aes(xmin = 0.5, xmax = 1.5, ymin = 0.25, ymax = 0.5), fill = NA, color = "black", size = 1) +</text:span></text:p>
      <text:p text:style-name="P12">  <text:span text:style-name="T2">geom_text(x =1, y = 0.4, label = "Thor`s Bed", color = "black", size = 4) +</text:span></text:p>
      <text:p text:style-name="P12">  <text:span text:style-name="T2">geom_rect(aes(xmin = 2.5, xmax = 4.5, ymin = 0.25, ymax = 0.5), fill = NA, color = "black", size = 1) +</text:span></text:p>
      <text:p text:style-name="P12">  <text:span text:style-name="T2">geom_text(x =3.5, y = 0.4, label = "Desk", color = "black", size = 4) +</text:span></text:p>
      <text:p text:style-name="P12"><text:soft-page-break/>  <text:span text:style-name="T2">geom_rect(aes(xmin = 1.5, xmax = 2.5, ymin = 3.5, ymax = 3.75), fill = NA, color = "black", size = 1) +</text:span></text:p>
      <text:p text:style-name="P12">  <text:span text:style-name="T2">geom_text(x =2, y = 3.65, label = "Desk + Lily`s Bed", color = "black", size = 4) +</text:span></text:p>
      <text:p text:style-name="P12">  <text:span text:style-name="T2">geom_rect(aes(xmin = 2.5, xmax = 3.5, ymin = 3.5, ymax = 3.75), fill = NA, color = "black", size = 1) +</text:span></text:p>
      <text:p text:style-name="P12">  <text:span text:style-name="T2">geom_text(x =3.0, y = 3.65, label = "Water Bowls", color = "black", size = 4) +</text:span></text:p>
      <text:p text:style-name="P12">  <text:span text:style-name="T2">geom_rect(aes(xmin = 0.5, xmax = 1.5, ymin = 1.5, ymax = 2.5), color = "Red", fill = NA, size = 1) +</text:span></text:p>
      <text:p text:style-name="P12">  <text:span text:style-name="T2">geom_text(x = 1.0, y = 2.0, label = "Dropout", color = "black", size = 4) +</text:span></text:p>
      <text:p text:style-name="P12">  <text:span text:style-name="T2">#geom_rect(aes(xmin = 3.5, xmax = 4.5, ymin = 2.5, ymax = 3.5), color = "Red", fill = NA, size = 1) +</text:span></text:p>
      <text:p text:style-name="P12">  <text:span text:style-name="T2">#geom_text(x = 4.0, y = 3.0, label = "Dropout", color = "black", size = 4) +</text:span></text:p>
      <text:p text:style-name="P12">  <text:span text:style-name="T2">geom_rect(aes(xmin = 0.5, xmax = 0.5, ymin = 1.5, ymax = 2.5), color = "black", fill = NA, size = 1) +</text:span></text:p>
      <text:p text:style-name="P12">  <text:span text:style-name="T2">geom_rect(aes(xmin = 0.45, xmax = 0.55, ymin = 1.5, ymax = 1.5), color = "black", fill = NA, size = 1) +</text:span></text:p>
      <text:p text:style-name="P12">  <text:span text:style-name="T2">geom_rect(aes(xmin = 0.45, xmax = 0.55, ymin = 2.5, ymax = 2.5), color = "black", fill = NA, size = 1) +</text:span></text:p>
      <text:p text:style-name="P12">  <text:span text:style-name="T2">geom_text(x = 0.35, y = 2, label = "Door", color = "black", size = 4, angle = 90)</text:span></text:p>
      <text:p text:style-name="P6"/>
      <text:p text:style-name="P7">#combine with design</text:p>
      <text:p text:style-name="P7">combined_plot_lm &lt;- plot_grid(heatmap_with_rectangles_lm_d, heatmap_with_rectangles_lm_h)</text:p>
      <text:p text:style-name="P6"/>
      <text:p text:style-name="P7">#heatmap with dog data in Tracy/Silke, (log10() for log scale)</text:p>
      <text:p text:style-name="P6"/>
      <text:p text:style-name="P7">heatmap.d_ts &lt;- ggplot(dt.tax_filter[office == 'Tracy/Silke' &amp; Family == 'Canidae'], aes(x = x, y = y, fill = ReadsDeduped)) +</text:p>
      <text:p text:style-name="P12">  <text:span text:style-name="T2">geom_tile() +</text:span></text:p>
      <text:p text:style-name="P12">  <text:span text:style-name="T2">scale_fill_gradient(low = "orange", high = "red") +</text:span></text:p>
      <text:p text:style-name="P12">  <text:span text:style-name="T2">labs(title = "Heatmap Dog - Tracy/Silke", x = "X-Axis", y = "Y-Axis", fill = "Data") +</text:span></text:p>
      <text:p text:style-name="P12">  <text:span text:style-name="T2">theme_minimal()</text:span></text:p>
      <text:p text:style-name="P6"/>
      <text:p text:style-name="P7">#heatmap with human data in Tracy/Silke, (log10() for log scale)</text:p>
      <text:p text:style-name="P6"/>
      <text:p text:style-name="P7">heatmap.h_ts &lt;- ggplot(dt.tax_filter[office == 'Tracy/Silke' &amp; Family == 'Hominidae'], aes(x = x, y = y, fill = ReadsDeduped)) +</text:p>
      <text:p text:style-name="P12">  <text:span text:style-name="T2">geom_tile() +</text:span></text:p>
      <text:p text:style-name="P12">  <text:span text:style-name="T2">scale_fill_gradient(low = "green", high = "blue") +</text:span></text:p>
      <text:p text:style-name="P12">  <text:span text:style-name="T2">labs(title = "Heatmap Dog - Tracy/Silke", x = "X-Axis", y = "Y-Axis", fill = "Data") +</text:span></text:p>
      <text:p text:style-name="P12">  <text:span text:style-name="T2">theme_minimal()</text:span></text:p>
      <text:p text:style-name="P6"><text:soft-page-break/></text:p>
      <text:p text:style-name="P7"># combines both dog and human heatmap for Tracy/Silke in one image</text:p>
      <text:p text:style-name="P7">combined_plot_ts &lt;- plot_grid(heatmap.d_ts, heatmap.h_ts)</text:p>
      <text:p text:style-name="P6"/>
      <text:p text:style-name="P7">Alina Bakker - Boxplot middle vs. wall (dog and human; container; no dog vs. dog offices)</text:p>
      <text:p text:style-name="P6"/>
      <text:p text:style-name="P7">#make a boxplot with the container office</text:p>
      <text:p text:style-name="P12">  <text:span text:style-name="T2">## select the columns we're working with</text:span></text:p>
      <text:p text:style-name="P12">  <text:span text:style-name="T2">dt.tax_filter &lt;- dt.tax[, .(sample_id, ReadsRaw, ReadsDeduped, Order, Family , x, y , office, category, category2)]</text:span></text:p>
      <text:p text:style-name="P12">  <text:span text:style-name="T2">dt.tax_filter[, ReadsDeduped := as.numeric(ReadsDeduped)]</text:span></text:p>
      <text:p text:style-name="P12">  <text:span text:style-name="T2">dt.tax_filter[is.na(ReadsDeduped), ReadsDeduped := 0]</text:span></text:p>
      <text:p text:style-name="P12"> <text:span text:style-name="T2">##boxplot</text:span></text:p>
      <text:p text:style-name="P12">  <text:span text:style-name="T2">ggplot(dt.tax_filter[category2 == 'dog_office' &amp; Family %in% c('Canidae','Hominidae')],</text:span></text:p>
      <text:p text:style-name="P14"><text:span text:style-name="T4">      </text:span><text:span text:style-name="T8">aes(x=category, y=ReadsDeduped+1, fill=Family, labs())) +</text:span></text:p>
      <text:p text:style-name="P7">geom_boxplot() +</text:p>
      <text:p text:style-name="P7">xlab("Location in the room") +</text:p>
      <text:p text:style-name="P7">ylab("Deduped Reads + 1") +</text:p>
      <text:p text:style-name="P7">ggtitle("Accumulation of dog or human DNA in the container office") +</text:p>
      <text:p text:style-name="P7">scale_fill_manual(values = c("Canidae" = "red", "Hominidae" = "blue")) +</text:p>
      <text:p text:style-name="P7">scale_y_log10()</text:p>
      <text:p text:style-name="P6"/>
      <text:p text:style-name="P12"> </text:p>
      <text:p text:style-name="P12">  <text:span text:style-name="T2">#make a boxplot with the all dog offices location</text:span></text:p>
      <text:p text:style-name="P12">  <text:span text:style-name="T2">## select the columns we're working with</text:span></text:p>
      <text:p text:style-name="P12">  <text:span text:style-name="T2">dt.tax_filter &lt;- dt.tax[, .(sample_id, ReadsRaw, ReadsDeduped, Order, Family , x, y , office, category, category2)]</text:span></text:p>
      <text:p text:style-name="P12">  <text:span text:style-name="T2">dt.tax_filter[, ReadsDeduped := as.numeric(ReadsDeduped)]</text:span></text:p>
      <text:p text:style-name="P12">  <text:span text:style-name="T2">dt.tax_filter[is.na(ReadsDeduped), ReadsDeduped := 0]</text:span></text:p>
      <text:p text:style-name="P12">  <text:span text:style-name="T2">dt.tax_filter[is.na(category), category := "middle"]</text:span></text:p>
      <text:p text:style-name="P12">  <text:span text:style-name="T2">##boxplot</text:span></text:p>
      <text:p text:style-name="P12">  <text:span text:style-name="T2">ggplot(dt.tax_filter[ Family %in% c('Canidae','Hominidae') &amp; category %in% c('desk','middle', 'door', 'wall') &amp; category2 %in% c('dog_office')],</text:span></text:p>
      <text:p text:style-name="P14"><text:span text:style-name="T4">      </text:span><text:span text:style-name="T8">aes(x=category, y=ReadsDeduped+1, fill=Family, labs())) +</text:span></text:p>
      <text:p text:style-name="P7">geom_boxplot() +</text:p>
      <text:p text:style-name="P7">xlab("Location in the room") +</text:p>
      <text:p text:style-name="P7">ylab("Deduped Reads + 1") +</text:p>
      <text:p text:style-name="P7">ggtitle("Accumulation of dog or human DNA in all dog offices") +</text:p>
      <text:p text:style-name="P7">scale_fill_manual(values = c("Canidae" = "red", "Hominidae" = "blue")) +</text:p>
      <text:p text:style-name="P7">scale_y_log10()  </text:p>
      <text:p text:style-name="P12"> </text:p>
      <text:p text:style-name="P12"><text:soft-page-break/>   <text:span text:style-name="T2">#make a boxplot with the no dog office</text:span></text:p>
      <text:p text:style-name="P12">  <text:span text:style-name="T2">## select the columns we're working with</text:span></text:p>
      <text:p text:style-name="P12">  <text:span text:style-name="T2">dt.tax_filter &lt;- dt.tax[, .(sample_id, ReadsRaw, ReadsDeduped, Order, Family , x, y , office, category, category2)]</text:span></text:p>
      <text:p text:style-name="P12">  <text:span text:style-name="T2">dt.tax_filter[, ReadsDeduped := as.numeric(ReadsDeduped)]</text:span></text:p>
      <text:p text:style-name="P12">  <text:span text:style-name="T2">dt.tax_filter[is.na(ReadsDeduped), ReadsDeduped := 0]</text:span></text:p>
      <text:p text:style-name="P12">  <text:span text:style-name="T2">dt.tax_filter[is.na(category), category := "middle"]</text:span></text:p>
      <text:p text:style-name="P12">  <text:span text:style-name="T2">##boxplot</text:span></text:p>
      <text:p text:style-name="P12">  <text:span text:style-name="T2">ggplot(dt.tax_filter[ Family %in% c('Canidae','Hominidae') &amp; category %in% c('desk','middle', 'door', 'wall') &amp; category2 %in% c('nc_office')],</text:span></text:p>
      <text:p text:style-name="P14"><text:span text:style-name="T4">      </text:span><text:span text:style-name="T8">aes(x=category, y=ReadsDeduped+1, fill=Family, labs())) +</text:span></text:p>
      <text:p text:style-name="P7">geom_boxplot() +</text:p>
      <text:p text:style-name="P7">xlab("Location in the room") +</text:p>
      <text:p text:style-name="P7">ylab("Deduped Reads + 1") +</text:p>
      <text:p text:style-name="P7">ggtitle("Accumulation of dog or human DNA in the no dog office") +</text:p>
      <text:p text:style-name="P7">scale_fill_manual(values = c("Canidae" = "red", "Hominidae" = "blue")) +</text:p>
      <text:p text:style-name="P7">scale_y_log10()  </text:p>
      <text:p text:style-name="P12"> </text:p>
      <text:p text:style-name="P7">Anna Eccarius/ Martha Spitzl - heatmaps for ThorA and Lily/ Anda and Charlie (diagnostic_frac)</text:p>
      <text:p text:style-name="P6"/>
      <text:p text:style-name="P7">## set the appropriate directory</text:p>
      <text:p text:style-name="P7">setwd('//biofs09/scratch/praktikum2024_mol_anth/')</text:p>
      <text:p text:style-name="P6"/>
      <text:p text:style-name="P7">## load the data files</text:p>
      <text:p text:style-name="P7">## makes dt.samples, dt.tax,</text:p>
      <text:p text:style-name="P7">##  dt.dogs.all,dt.dogs.no_thor, dt.dogs.no_a_c</text:p>
      <text:p text:style-name="P7">source('bin/load_prak24_data.R')</text:p>
      <text:p text:style-name="P7">library(cowplot)</text:p>
      <text:p text:style-name="P6"/>
      <text:p text:style-name="P7">#THORA</text:p>
      <text:p text:style-name="P7">office_Thor &lt;- dt.dogs.no_a_c[dog %like% "ThorA" &amp; office== "Mimi/Linda" , . (sample_id, dog, match_count, diagnostic_frac, x, y)]</text:p>
      <text:p text:style-name="P6"/>
      <text:p text:style-name="P7">ThorA.heatmap &lt;- ggplot(office_Thor, aes(x , y, fill =diagnostic_frac)) +</text:p>
      <text:p text:style-name="P12">  <text:span text:style-name="T2">geom_tile() +</text:span></text:p>
      <text:p text:style-name="P14"><text:span text:style-name="T4">  </text:span><text:span text:style-name="T8">geom_text(aes(label = diagnostic_frac),        # Add sample IDs as labels</text:span></text:p>
      <text:p text:style-name="P14"><text:span text:style-name="T4">         </text:span><text:span text:style-name="T8">color = "black", size = 3)  +</text:span></text:p>
      <text:p text:style-name="P12">  <text:span text:style-name="T2">scale_fill_gradient(low = "white", high = "red", limit = c(0,1)) + # Customize colors</text:span></text:p>
      <text:p text:style-name="P12">  <text:span text:style-name="T2">labs(title = "ThorA", x = "", y = "", fill = "% of dog DNA") +</text:span></text:p>
      <text:p text:style-name="P12">  <text:span text:style-name="T2">theme_minimal()  + theme(legend.position = "none")</text:span></text:p>
      <text:p text:style-name="P6"/>
      <text:p text:style-name="P7"><text:soft-page-break/>ThorA.heatmap</text:p>
      <text:p text:style-name="P6"/>
      <text:p text:style-name="P7">#LILY</text:p>
      <text:p text:style-name="P7">office_Lily &lt;- dt.dogs.no_a_c[dog %like% "Lily" &amp; office== "Mimi/Linda" , . (sample_id, dog, match_count, diagnostic_frac, x, y)]</text:p>
      <text:p text:style-name="P6"/>
      <text:p text:style-name="P7">Lily.heatmap &lt;- ggplot(office_Lily, aes(x , y, fill =diagnostic_frac)) +</text:p>
      <text:p text:style-name="P12">  <text:span text:style-name="T2">geom_tile() +</text:span></text:p>
      <text:p text:style-name="P14"><text:span text:style-name="T4">  </text:span><text:span text:style-name="T8">geom_text(aes(label = diagnostic_frac),        # Add sample IDs as labels</text:span></text:p>
      <text:p text:style-name="P14"><text:span text:style-name="T4">         </text:span><text:span text:style-name="T8">color = "black", size = 3)  +</text:span></text:p>
      <text:p text:style-name="P12">  <text:span text:style-name="T2">scale_fill_gradient(low = "white", high = "red", limit = c(0,1)) + # Customize colors</text:span></text:p>
      <text:p text:style-name="P12">  <text:span text:style-name="T2">labs(title = "Lily", x = "", y = "", fill = "% of dog DNA") +</text:span></text:p>
      <text:p text:style-name="P12">  <text:span text:style-name="T2">theme_minimal() + theme(legend.position = "none")</text:span></text:p>
      <text:p text:style-name="P6"/>
      <text:p text:style-name="P7">Lily.heatmap</text:p>
      <text:p text:style-name="P6"/>
      <text:p text:style-name="P7">#Get legend for combined plot</text:p>
      <text:p text:style-name="P6"/>
      <text:p text:style-name="P7">office_Lily_legend &lt;- dt.dogs.no_a_c[dog %like% "Lily" &amp; office== "Mimi/Linda" , . (sample_id, dog, match_count, diagnostic_frac, x, y)]</text:p>
      <text:p text:style-name="P6"/>
      <text:p text:style-name="P7">Lily.legend &lt;- ggplot(office_Lily_legend, aes(x , y, fill =diagnostic_frac)) +</text:p>
      <text:p text:style-name="P12">  <text:span text:style-name="T2">geom_tile() +</text:span></text:p>
      <text:p text:style-name="P12">  <text:span text:style-name="T2">scale_fill_gradient(low = "white", high = "red", limit = c(0,1)) + # Customize colors</text:span></text:p>
      <text:p text:style-name="P12">  <text:span text:style-name="T2">labs(title = "Lily", x = "", y = "", fill = "% of dog DNA") +</text:span></text:p>
      <text:p text:style-name="P12">  <text:span text:style-name="T2">theme_minimal()</text:span></text:p>
      <text:p text:style-name="P7">Lily.legend</text:p>
      <text:p text:style-name="P6"/>
      <text:p text:style-name="P7">legendLily &lt;- get_legend(Lily.legend)</text:p>
      <text:p text:style-name="P6"/>
      <text:p text:style-name="P7">#combine plots using plot_grid cowplot</text:p>
      <text:p text:style-name="P6"/>
      <text:p text:style-name="P7">officeTL &lt;- plot_grid(ThorA.heatmap,Lily.heatmap, labels = "AUTO")</text:p>
      <text:p text:style-name="P7">officeTL</text:p>
      <text:p text:style-name="P6"/>
      <text:p text:style-name="P7">#combine with legend</text:p>
      <text:p text:style-name="P7">combined &lt;- plot_grid(officeTL,legendLily, ncol = 2,rel_widths = c(6, 1)  </text:p>
      <text:p text:style-name="P7">) # First column twice as wide as the second column</text:p>
      <text:p text:style-name="P6"/>
      <text:p text:style-name="P7"><text:soft-page-break/>combined</text:p>
      <text:p text:style-name="P6"/>
      <text:p text:style-name="P7">ggsave("ThorLily.heatmap.png", combined, width = 8, height = 5)</text:p>
      <text:p text:style-name="P6"/>
      <text:p text:style-name="P7">#ANDA</text:p>
      <text:p text:style-name="P7">office_Anda &lt;- dt.dogs.no_thor[dog %like% "Anda" &amp; office== "Tracy/Silke" , . (sample_id, dog, match_count, diagnostic_frac, x, y)]</text:p>
      <text:p text:style-name="P6"/>
      <text:p text:style-name="P7">Anda.heatmap &lt;- ggplot(office_Anda, aes(x , y, fill =diagnostic_frac)) +</text:p>
      <text:p text:style-name="P12">  <text:span text:style-name="T2">geom_tile() +</text:span></text:p>
      <text:p text:style-name="P14"><text:span text:style-name="T4">  </text:span><text:span text:style-name="T8">geom_text(aes(label = sample_id),        # Add sample IDs as labels</text:span></text:p>
      <text:p text:style-name="P14"><text:span text:style-name="T4">         </text:span><text:span text:style-name="T8">color = "black", size = 3)  +</text:span></text:p>
      <text:p text:style-name="P12">  <text:span text:style-name="T2">scale_fill_gradient(low = "white", high = "red", limit = c(0,1)) + # Customize colors</text:span></text:p>
      <text:p text:style-name="P12">  <text:span text:style-name="T2">labs(title = "Anda", x = "", y = "", fill = "% of dog DNA") +</text:span></text:p>
      <text:p text:style-name="P12">  <text:span text:style-name="T2">theme_minimal()</text:span></text:p>
      <text:p text:style-name="P6"/>
      <text:p text:style-name="P7">Anda.heatmap</text:p>
      <text:p text:style-name="P6"/>
      <text:p text:style-name="P7">#Charlie</text:p>
      <text:p text:style-name="P6"/>
      <text:p text:style-name="P7">office_Charlie &lt;- dt.dogs.no_thor[dog %like% "Charlie" &amp; office== "Tracy/Silke" , . (sample_id, dog, match_count, diagnostic_frac, x, y)]</text:p>
      <text:p text:style-name="P6"/>
      <text:p text:style-name="P7">Charlie.heatmap &lt;- ggplot(office_Charlie, aes(x , y, fill =diagnostic_frac)) +</text:p>
      <text:p text:style-name="P12">  <text:span text:style-name="T2">geom_tile() +</text:span></text:p>
      <text:p text:style-name="P14"><text:span text:style-name="T4">  </text:span><text:span text:style-name="T8">geom_text(aes(label = sample_id),        # Add sample IDs as labels</text:span></text:p>
      <text:p text:style-name="P14"><text:span text:style-name="T4">         </text:span><text:span text:style-name="T8">color = "black", size = 3)  +</text:span></text:p>
      <text:p text:style-name="P12">  <text:span text:style-name="T2">scale_fill_gradient(low = "white", high = "red", limit = c(0,1)) + # Customize colors</text:span></text:p>
      <text:p text:style-name="P12">  <text:span text:style-name="T2">labs(title = "Charlie", x = "", y = "", fill = "% of dog DNA") +</text:span></text:p>
      <text:p text:style-name="P12">  <text:span text:style-name="T2">theme_minimal()</text:span></text:p>
      <text:p text:style-name="P6"/>
      <text:p text:style-name="P7">Charlie.heatmap</text:p>
      <text:p text:style-name="P6"><text:line-break/><text:line-break/><text:line-break/></text:p>
      <text:p text:style-name="P14"><text:span text:style-name="T8">KAAN DINCKURT</text:span><text:span text:style-name="T4"> </text:span><text:span text:style-name="T8">- </text:span><text:span text:style-name="T17">where does DNA accumulate – wall vs middle (Pie Chart)</text:span></text:p>
      <text:p text:style-name="P6"/>
      <text:p text:style-name="P11"># include NA into the middle (most of the NA were close to middle)</text:p>
      <text:p text:style-name="P11">dt.tax.wallnmid[is.na(category), category := 'middle']</text:p>
      <text:p text:style-name="P6"><text:soft-page-break/></text:p>
      <text:p text:style-name="P11">#take only middle</text:p>
      <text:p text:style-name="P11">dt.tax.middle &lt;- subset(dt.tax.wallnmid, category =="middle")</text:p>
      <text:p text:style-name="P6"/>
      <text:p text:style-name="P11">#take only wall</text:p>
      <text:p text:style-name="P11">dt.tax.wall &lt;- subset(dt.tax.wallnmid, category =="wall")</text:p>
      <text:p text:style-name="P6"/>
      <text:p text:style-name="P11">#take only wall and middle together</text:p>
      <text:p text:style-name="P11">dt.tax.wallnmid.merged &lt;- merge(x = dt.tax.wall, y=dt.tax.middle, all = TRUE)</text:p>
      <text:p text:style-name="P6"/>
      <text:p text:style-name="P11">### Simple plots (other plots  are already added by Alina)</text:p>
      <text:p text:style-name="P6"/>
      <text:p text:style-name="P11">#box plot only wall</text:p>
      <text:p text:style-name="P11">ggplot(dt.tax.wall[ReadsDeduped &gt; 100],</text:p>
      <text:p text:style-name="P14"><text:span text:style-name="T4">    </text:span><text:span text:style-name="T17">aes(x = category, y = ReadsDeduped, fill = category)) +</text:span></text:p>
      <text:p text:style-name="P12">  <text:span text:style-name="T21">geom_boxplot() +</text:span></text:p>
      <text:p text:style-name="P12">  <text:span text:style-name="T21">geom_point(position = position_jitter(width=.1)) +</text:span></text:p>
      <text:p text:style-name="P12">  <text:span text:style-name="T21">scale_y_log10() +</text:span></text:p>
      <text:p text:style-name="P12">  <text:span text:style-name="T21">ggtitle(label = " DNA accumulate of middle")</text:span></text:p>
      <text:p text:style-name="P6"/>
      <text:p text:style-name="P11">#box plot only middle</text:p>
      <text:p text:style-name="P12">  <text:span text:style-name="T21">ggplot(dt.tax.wallnmid[ReadsDeduped &gt; 100],</text:span></text:p>
      <text:p text:style-name="P14"><text:span text:style-name="T4">      </text:span><text:span text:style-name="T17">aes(x = category, y = ReadsDeduped, fill = category)) +</text:span></text:p>
      <text:p text:style-name="P11">geom_boxplot() +</text:p>
      <text:p text:style-name="P11">geom_point(position = position_jitter(width=.1)) +</text:p>
      <text:p text:style-name="P11">scale_y_log10() +</text:p>
      <text:p text:style-name="P11">ggtitle(label = " DNA accumulate of middle")</text:p>
      <text:p text:style-name="P12"> </text:p>
      <text:p text:style-name="P12">  <text:span text:style-name="T21">#box plot wall vs middle</text:span></text:p>
      <text:p text:style-name="P11">ggplot(dt.tax.wallnmid.merged [ReadsDeduped &gt; 100],</text:p>
      <text:p text:style-name="P14"><text:span text:style-name="T4">        </text:span><text:span text:style-name="T17">aes(x = category , y = ReadsDeduped, fill = category)) +</text:span></text:p>
      <text:p text:style-name="P11">geom_boxplot() +</text:p>
      <text:p text:style-name="P11">#geom_point(position = position_jitter(width=.1))</text:p>
      <text:p text:style-name="P11">scale_y_log10() +</text:p>
      <text:p text:style-name="P14"><text:span text:style-name="T4">   </text:span><text:span text:style-name="T17">ggtitle(label = " DNA accumulate wall vs middle") +</text:span></text:p>
      <text:p text:style-name="P14"><text:span text:style-name="T4">   </text:span><text:span text:style-name="T17">NULL</text:span></text:p>
      <text:p text:style-name="P12">    </text:p>
      <text:p text:style-name="P11">#pie chart wall vs middle</text:p>
      <text:p text:style-name="P6"><text:soft-page-break/></text:p>
      <text:p text:style-name="P14"><text:span text:style-name="T4">   </text:span><text:span text:style-name="T17">ggplot(dt.tax.wallnmid.merged[ReadsDeduped &gt; 100, sum(ReadsDeduped), category],</text:span></text:p>
      <text:p text:style-name="P14"><text:span text:style-name="T4">          </text:span><text:span text:style-name="T17">aes(x = "" , y = V1, fill = category)) +</text:span></text:p>
      <text:p text:style-name="P14"><text:span text:style-name="T4">     </text:span><text:span text:style-name="T17">geom_bar(stat="identity", width=1., color = "black") +</text:span></text:p>
      <text:p text:style-name="P14"><text:span text:style-name="T4">     </text:span><text:span text:style-name="T17">coord_polar("y", start=0) +</text:span></text:p>
      <text:p text:style-name="P14"><text:span text:style-name="T4">     </text:span><text:span text:style-name="T17">ggtitle(label = " DNA accumulate wall vs middle") +</text:span></text:p>
      <text:p text:style-name="P14"><text:span text:style-name="T4">     </text:span><text:span text:style-name="T17">theme_minimal() +</text:span></text:p>
      <text:p text:style-name="P14"><text:span text:style-name="T4">     </text:span><text:span text:style-name="T17">scale_fill_brewer() +</text:span></text:p>
      <text:p text:style-name="P14"><text:span text:style-name="T4">     </text:span><text:span text:style-name="T17">theme_bw() +</text:span></text:p>
      <text:p text:style-name="P14"><text:span text:style-name="T4">     </text:span><text:span text:style-name="T17">theme_void() +</text:span></text:p>
      <text:p text:style-name="P14"><text:span text:style-name="T4">     </text:span><text:span text:style-name="T17">NULL</text:span></text:p>
      <text:p text:style-name="P6"><text:line-break/><text:line-break/><text:line-break/><text:line-break/></text:p>
      <text:h text:style-name="P4" text:outline-level="3">Marlen Herkenberg - Barplot for Accumulation of DNA in different Areas of the MPI</text:h>
      <text:p text:style-name="P6"/>
      <text:p text:style-name="P9">library(viridisLite)</text:p>
      <text:p text:style-name="P6"/>
      <text:p text:style-name="P9">ggplot(dt.tax[ReadsDeduped &gt; 100], aes(x=category2, y=ReadsDeduped, fill=category2)) +</text:p>
      <text:p text:style-name="P12">  <text:span text:style-name="T20">geom_bar(stat = 'identity', width = 1, color = "black") +</text:span></text:p>
      <text:p text:style-name="P12">  <text:span text:style-name="T20">xlab("Area of MPI") +</text:span></text:p>
      <text:p text:style-name="P12">  <text:span text:style-name="T20">ggtitle("Accumulation of DNA in MPI") +</text:span></text:p>
      <text:p text:style-name="P12">  <text:span text:style-name="T20">scale_fill_viridis_d(option = "D") +</text:span></text:p>
      <text:p text:style-name="P12">  <text:span text:style-name="T20">facet_wrap(~Family) +</text:span></text:p>
      <text:p text:style-name="P12">  <text:span text:style-name="T20">theme_bw() +</text:span></text:p>
      <text:p text:style-name="P12">  <text:span text:style-name="T20">theme(axis.text.x = element_text(angle = 90, vjust = 0.5 , hjust=0.5))</text:span></text:p>
      <text:p text:style-name="P6"><text:line-break/></text:p>
      <text:h text:style-name="P4" text:outline-level="3">Van Nguyen - Amount of DNA from each species (pie chart)</text:h>
      <text:p text:style-name="P9">## set the appropriate directory</text:p>
      <text:p text:style-name="P9">setwd('//biofs09/scratch/praktikum2024_mol_anth/')</text:p>
      <text:p text:style-name="P6"/>
      <text:p text:style-name="P9">## load the data files</text:p>
      <text:p text:style-name="P9">## makes dt.samples, dt.tax, dt.dogs.all,</text:p>
      <text:p text:style-name="P9">##  dt.dogs.no_thor, dt.dogs.no_a_c</text:p>
      <text:p text:style-name="P9"><text:soft-page-break/>source('bin/load_prak24_data.R')</text:p>
      <text:p text:style-name="P6"/>
      <text:p text:style-name="P9">sample_with_each_species &lt;- dt.tax[ReadsDeduped &gt; 100, .N, .(Family)]</text:p>
      <text:p text:style-name="P6"/>
      <text:p text:style-name="P9">DNA_amount_per_species &lt;- aggregate(dt.tax.clean$ReadsDeduped, by = list(Category = dt.tax.clean$Family), FUN = sum)</text:p>
      <text:p text:style-name="P9">colnames(DNA_amount_per_species) &lt;- c("Category","ReadsDeduped")</text:p>
      <text:p text:style-name="P6"/>
      <text:p text:style-name="P9"># Compute the position of labels</text:p>
      <text:p text:style-name="P9">DNA_amount_per_species &lt;- DNA_amount_per_species |&gt;</text:p>
      <text:p text:style-name="P12">  <text:span text:style-name="T20">arrange(desc(Category)) |&gt;</text:span></text:p>
      <text:p text:style-name="P12">  <text:span text:style-name="T20">mutate(prop = ReadsDeduped / sum(DNA_amount_per_species$ReadsDeduped) *100) |&gt;</text:span></text:p>
      <text:p text:style-name="P12">  <text:span text:style-name="T20">mutate(ypos = cumsum(prop)- 0.5*prop )</text:span></text:p>
      <text:p text:style-name="P6"/>
      <text:p text:style-name="P9">#Basic pie chart</text:p>
      <text:p text:style-name="P9">DNA_amount_per_species |&gt;</text:p>
      <text:p text:style-name="P12">  <text:span text:style-name="T20">ggplot(aes(x = '', y = prop, fill = Category), color = 'white', size = 5) +</text:span></text:p>
      <text:p text:style-name="P12">  <text:span text:style-name="T20">geom_bar(stat = 'identity', width = 1, color = 'white') +</text:span></text:p>
      <text:p text:style-name="P12">  <text:span text:style-name="T20">coord_polar('y', start = 0) +</text:span></text:p>
      <text:p text:style-name="P12">  <text:span text:style-name="T20">theme_void() +</text:span></text:p>
      <text:p text:style-name="P12">  <text:span text:style-name="T20">theme(legend.position = 'none') +</text:span></text:p>
      <text:p text:style-name="P12"> </text:p>
      <text:p text:style-name="P12">  <text:span text:style-name="T20">geom_text(aes(y=ypos, label = Category), color = 'white', size = 5) +</text:span></text:p>
      <text:p text:style-name="P12">  <text:span text:style-name="T20">scale_fill_brewer(palette = 'Set1')+</text:span></text:p>
      <text:p text:style-name="P12">  <text:span text:style-name="T20">NULL</text:span></text:p>
      <text:p text:style-name="P6"/>
      <text:h text:style-name="P4" text:outline-level="3">Max Lindow - Heatmap Dog Office</text:h>
      <text:p text:style-name="P6"/>
      <text:p text:style-name="P7">## install.packages('plotly')</text:p>
      <text:p text:style-name="P7">## install.packages('cowplot')</text:p>
      <text:p text:style-name="P7">## install.packages("ggpubr")</text:p>
      <text:p text:style-name="P6"/>
      <text:p text:style-name="P7">library(data.table)</text:p>
      <text:p text:style-name="P7">library(ggplot2)</text:p>
      <text:p text:style-name="P7">library(plotly)</text:p>
      <text:p text:style-name="P7">library(cowplot)</text:p>
      <text:p text:style-name="P7"><text:soft-page-break/>library(ggpubr)</text:p>
      <text:p text:style-name="P6"/>
      <text:p text:style-name="P7">setwd('//biofs09/scratch/praktikum2024_mol_anth/')</text:p>
      <text:p text:style-name="P7">dt.dogs &lt;- fread('data/container_dogs_env_pct_merged_data.tsv')</text:p>
      <text:p text:style-name="P7">dt.tax &lt;- fread('data/env_samples_quicksand2samples.tsv')</text:p>
      <text:p text:style-name="P6"/>
      <text:p text:style-name="P7">dt.tax &lt;- dt.tax.og[, .(sample_id=RG, ReadsRaw, ReadsDeduped, Order, Family)]</text:p>
      <text:p text:style-name="P6"/>
      <text:p text:style-name="P7">##smaller table</text:p>
      <text:p text:style-name="P7">container_Heidi &lt;- dt.dogs[dog %like% "Heidi" &amp; office== "Container" , . (sample_id, dog, match_count, match_frac, x, y)]</text:p>
      <text:p text:style-name="P7">container_Urza &lt;- dt.dogs[dog %like% "Urza" &amp; office== "Container" , . (sample_id, dog, match_count, match_frac, x, y)]</text:p>
      <text:p text:style-name="P7">container_Fritzy &lt;- dt.dogs[dog %like% "Fritzy" &amp; office== "Container" , . (sample_id, dog, match_count, match_frac, x, y)]</text:p>
      <text:p text:style-name="P7">container_Vito &lt;- dt.dogs[dog %like% "Vito" &amp; office== "Container" , . (sample_id, dog, match_count, match_frac, x, y)]</text:p>
      <text:p text:style-name="P6"/>
      <text:p text:style-name="P7">##Heatmaps for the dog office</text:p>
      <text:p text:style-name="P7">p_Heidi &lt;- ggplot(container_Heidi, aes(x, y, fill= match_frac)) +</text:p>
      <text:p text:style-name="P12">  <text:span text:style-name="T2">geom_tile(colour="black")+</text:span></text:p>
      <text:p text:style-name="P12">  <text:span text:style-name="T2">scale_fill_gradient2(low="#fdee98", high="#8b0a50", mid="#f45d31", midpoint = 0.5, limit = c(0,1)) +</text:span></text:p>
      <text:p text:style-name="P12">  <text:span text:style-name="T2">labs(</text:span></text:p>
      <text:p text:style-name="P14"><text:span text:style-name="T4">   </text:span><text:span text:style-name="T8">title = "Heidi",</text:span></text:p>
      <text:p text:style-name="P12">  <text:span text:style-name="T2">)+</text:span></text:p>
      <text:p text:style-name="P12">  <text:span text:style-name="T2">## annotate("text", x = 1, y = 5, label = "Heidi", colour = "white", size = 5) +</text:span></text:p>
      <text:p text:style-name="P12">  <text:span text:style-name="T2">## annotate("text", x = 6, y = 4, label = "Fritzy", colour = "black", size = 5) +</text:span></text:p>
      <text:p text:style-name="P12">  <text:span text:style-name="T2">## annotate("text", x = 2, y = 3, label = "Vito", colour = "black", size = 5) +</text:span></text:p>
      <text:p text:style-name="P12">  <text:span text:style-name="T2">##annotate("rect", xmin = 2.5, xmax = 3.5, ymin = 2.5, ymax = 5.5, alpha = .33, fill = "#A1662F") +</text:span></text:p>
      <text:p text:style-name="P12">  <text:span text:style-name="T2">##annotate("rect", xmin = 3.5, xmax = 4.5, ymin = 2.5, ymax = 3.5,alpha = 0.33, fill = "#A1662F") +</text:span></text:p>
      <text:p text:style-name="P12">  <text:span text:style-name="T2">annotate("rect", xmin = 2, xmax = 4, ymin = 2.5, ymax = 5.5,</text:span></text:p>
      <text:p text:style-name="P14"><text:span text:style-name="T4">        </text:span><text:span text:style-name="T8">alpha = .33, fill = "#A1662F") +</text:span></text:p>
      <text:p text:style-name="P12">  <text:span text:style-name="T2">annotate("text", x = 3.0, y = 4.0, label = "Desk", colour = "black", size = 5) +</text:span></text:p>
      <text:p text:style-name="P12">  <text:span text:style-name="T2">annotate("rect", xmin = 2.5, xmax = 4.5, ymin = 5.5, ymax = 5.75,</text:span></text:p>
      <text:p text:style-name="P14"><text:span text:style-name="T4">        </text:span><text:span text:style-name="T8">alpha = .8, colour = "#000000", fill = "#e2e2e2", linewidth = 0.2) +</text:span></text:p>
      <text:p text:style-name="P12">  <text:span text:style-name="T2">annotate("text", x = 3.4, y = 5.65, label = "Window", colour = "black", size = 5) +</text:span></text:p>
      <text:p text:style-name="P12">  <text:span text:style-name="T2">annotate("rect", xmin = 1.5, xmax = 3, ymin = 0.25, ymax = 0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2.25, y = 0.38, label = "Rub Wall", colour = "black", size = 5) +</text:span></text:p>
      <text:p text:style-name="P12"><text:soft-page-break/>  <text:span text:style-name="T2">annotate("rect", xmin = 5.5, xmax = 6.5, ymin = 0.25, ymax = 0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6.0, y = 0.38, label = "Door", colour = "black", size = 5) +</text:span></text:p>
      <text:p text:style-name="P12">  <text:span text:style-name="T2">annotate("rect", xmin = 0, xmax = 0.5, ymin = 4.5, ymax = 5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0.25, y = 5.0, label = "Heidi", colour = "black", size = 5, angle=90) +</text:span></text:p>
      <text:p text:style-name="P12">  <text:span text:style-name="T2">##annotate("rect", xmin = 2, xmax = 2.5, ymin = 2.5, ymax = 3.5, alpha = .3, colour = "#000000", fill = "#c2c2c2", linewidth = 0.2) +</text:span></text:p>
      <text:p text:style-name="P12">  <text:span text:style-name="T2">annotate("text", x = 2.25, y = 3.0, label = "Vito", colour = "black", size = 5, angle=90) +</text:span></text:p>
      <text:p text:style-name="P12">  <text:span text:style-name="T2">##annotate("rect", xmin = 6, xmax = 6.5, ymin = 3.5, ymax = 4.5, alpha = .8, linewidth = 0.2) +</text:span></text:p>
      <text:p text:style-name="P12">  <text:span text:style-name="T2">annotate("text", x = 6.25, y = 4.0, label = "Fritzy", colour = "black", size = 5, angle=90) +</text:span></text:p>
      <text:p text:style-name="P12">  <text:span text:style-name="T2">annotate("rect", xmin = 0, xmax = 0.5, ymin = 0.5, ymax = 4.5,</text:span></text:p>
      <text:p text:style-name="P14"><text:span text:style-name="T4">        </text:span><text:span text:style-name="T8">alpha = .8, colour = "#000000", fill="white", linewidth = 0.2) +</text:span></text:p>
      <text:p text:style-name="P12">  <text:span text:style-name="T2">annotate("text", x = 0.25, y = 2.75, label = "Cabinet", colour = "black", size = 5, angle=90) +</text:span></text:p>
      <text:p text:style-name="P12">  <text:span text:style-name="T2">annotate("rect", xmin = 6.5, xmax = 7.0, ymin = 1.5, ymax = 5.5,</text:span></text:p>
      <text:p text:style-name="P14"><text:span text:style-name="T4">        </text:span><text:span text:style-name="T8">alpha = .8, colour = "#000000", fill="white", linewidth = 0.2) +</text:span></text:p>
      <text:p text:style-name="P12">  <text:span text:style-name="T2">annotate("text", x = 6.75, y = 3.5, label = "Cabinet", colour = "black", size = 5, angle=90) +</text:span></text:p>
      <text:p text:style-name="P12">  <text:span text:style-name="T2">annotate("rect", xmin = 7.0, xmax = 7.5, ymin = 0.5, ymax = 1.5,</text:span></text:p>
      <text:p text:style-name="P14"><text:span text:style-name="T4">        </text:span><text:span text:style-name="T8">alpha = 1, colour = "white", fill = "white", linewidth = 0.2) +</text:span></text:p>
      <text:p text:style-name="P12">  <text:span text:style-name="T2">annotate("segment", x = 7, xend = 7, y = 0.5, yend = 1.5,</text:span></text:p>
      <text:p text:style-name="P14"><text:span text:style-name="T4">        </text:span><text:span text:style-name="T8">alpha = .8, colour = "#000000",linewidth = 0.2) +</text:span></text:p>
      <text:p text:style-name="P12">  <text:span text:style-name="T2">theme(panel.grid.major = element_blank(), panel.grid.minor = element_blank(),</text:span></text:p>
      <text:p text:style-name="P14"><text:span text:style-name="T4">     </text:span><text:span text:style-name="T8">panel.background = element_blank())+</text:span></text:p>
      <text:p text:style-name="P12">  <text:span text:style-name="T2">scale_y_continuous(breaks = seq(1, 5.5,1))+</text:span></text:p>
      <text:p text:style-name="P12">  <text:span text:style-name="T2">scale_x_continuous(breaks = seq(1, 7.5,1))+</text:span></text:p>
      <text:p text:style-name="P12">  <text:span text:style-name="T2">expand_limits(x = 0.5, y = 0.5)+</text:span></text:p>
      <text:p text:style-name="P12">  <text:span text:style-name="T2">coord_cartesian(xlim =c(0, 7.0), ylim = c(0.45, 5.5))+</text:span></text:p>
      <text:p text:style-name="P12">  <text:span text:style-name="T2">coord_equal()+</text:span></text:p>
      <text:p text:style-name="P12">  <text:span text:style-name="T2">theme(legend.position = "none") +</text:span></text:p>
      <text:p text:style-name="P12">  <text:span text:style-name="T2">NULL</text:span></text:p>
      <text:p text:style-name="P6"/>
      <text:p text:style-name="P7">ggplotly(p_Heidi, tooltip="hi")</text:p>
      <text:p text:style-name="P6"/>
      <text:p text:style-name="P7">p_Urza &lt;- ggplot(container_Urza, aes(x, y, fill= match_frac)) +</text:p>
      <text:p text:style-name="P12">  <text:span text:style-name="T2">geom_tile(colour="black")+</text:span></text:p>
      <text:p text:style-name="P12">  <text:span text:style-name="T2">scale_fill_gradient2(low="#fdee98", high="#8b0a50", mid="#f45d31", midpoint = 0.5, limit = c(0,1)) +</text:span></text:p>
      <text:p text:style-name="P12">  <text:span text:style-name="T2">labs(</text:span></text:p>
      <text:p text:style-name="P7">title = "Urza",</text:p>
      <text:p text:style-name="P12">  <text:span text:style-name="T2">) +</text:span></text:p>
      <text:p text:style-name="P12">  <text:span text:style-name="T2">## annotate("text", x = 1, y = 5, label = "Heidi", colour = "white", size = 5) +</text:span></text:p>
      <text:p text:style-name="P12"><text:soft-page-break/>  <text:span text:style-name="T2">## annotate("text", x = 6, y = 4, label = "Fritzy", colour = "black", size = 5) +</text:span></text:p>
      <text:p text:style-name="P12">  <text:span text:style-name="T2">## annotate("text", x = 2, y = 3, label = "Vito", colour = "black", size = 5) +</text:span></text:p>
      <text:p text:style-name="P12">  <text:span text:style-name="T2">##annotate("rect", xmin = 2.5, xmax = 3.5, ymin = 2.5, ymax = 5.5, alpha = .33, fill = "#A1662F") +</text:span></text:p>
      <text:p text:style-name="P12">  <text:span text:style-name="T2">##annotate("rect", xmin = 3.5, xmax = 4.5, ymin = 2.5, ymax = 3.5,alpha = 0.33, fill = "#A1662F") +</text:span></text:p>
      <text:p text:style-name="P12">  <text:span text:style-name="T2">annotate("rect", xmin = 2, xmax = 4, ymin = 2.5, ymax = 5.5,</text:span></text:p>
      <text:p text:style-name="P14"><text:span text:style-name="T4">        </text:span><text:span text:style-name="T8">alpha = .33, fill = "#A1662F") +</text:span></text:p>
      <text:p text:style-name="P12">  <text:span text:style-name="T2">annotate("text", x = 3.0, y = 4.0, label = "Desk", colour = "black", size = 5) +</text:span></text:p>
      <text:p text:style-name="P12">  <text:span text:style-name="T2">annotate("rect", xmin = 2.5, xmax = 4.5, ymin = 5.5, ymax = 5.75,</text:span></text:p>
      <text:p text:style-name="P14"><text:span text:style-name="T4">        </text:span><text:span text:style-name="T8">alpha = .8, colour = "#000000", fill = "#e2e2e2", linewidth = 0.2) +</text:span></text:p>
      <text:p text:style-name="P12">  <text:span text:style-name="T2">annotate("text", x = 3.4, y = 5.65, label = "Window", colour = "black", size = 5) +</text:span></text:p>
      <text:p text:style-name="P12">  <text:span text:style-name="T2">annotate("rect", xmin = 1.5, xmax = 3, ymin = 0.25, ymax = 0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2.25, y = 0.38, label = "Rub Wall", colour = "black", size = 5) +</text:span></text:p>
      <text:p text:style-name="P12">  <text:span text:style-name="T2">annotate("rect", xmin = 5.5, xmax = 6.5, ymin = 0.25, ymax = 0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6.0, y = 0.38, label = "Door", colour = "black", size = 5) +</text:span></text:p>
      <text:p text:style-name="P12">  <text:span text:style-name="T2">annotate("rect", xmin = 0, xmax = 0.5, ymin = 4.5, ymax = 5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0.25, y = 5.0, label = "Heidi", colour = "black", size = 5, angle=90) +</text:span></text:p>
      <text:p text:style-name="P12">  <text:span text:style-name="T2">##annotate("rect", xmin = 2, xmax = 2.5, ymin = 2.5, ymax = 3.5, alpha = .3, colour = "#000000", fill = "#c2c2c2", linewidth = 0.2) +</text:span></text:p>
      <text:p text:style-name="P12">  <text:span text:style-name="T2">annotate("text", x = 2.25, y = 3.0, label = "Vito", colour = "black", size = 5, angle=90) +</text:span></text:p>
      <text:p text:style-name="P12">  <text:span text:style-name="T2">##annotate("rect", xmin = 6, xmax = 6.5, ymin = 3.5, ymax = 4.5, alpha = .8, linewidth = 0.2) +</text:span></text:p>
      <text:p text:style-name="P12">  <text:span text:style-name="T2">annotate("text", x = 6.25, y = 4.0, label = "Fritzy", colour = "black", size = 5, angle=90) +</text:span></text:p>
      <text:p text:style-name="P12">  <text:span text:style-name="T2">annotate("rect", xmin = 0, xmax = 0.5, ymin = 0.5, ymax = 4.5,</text:span></text:p>
      <text:p text:style-name="P14"><text:span text:style-name="T4">        </text:span><text:span text:style-name="T8">alpha = .8, colour = "#000000", fill="white", linewidth = 0.2) +</text:span></text:p>
      <text:p text:style-name="P12">  <text:span text:style-name="T2">annotate("text", x = 0.25, y = 2.75, label = "Cabinet", colour = "black", size = 5, angle=90) +</text:span></text:p>
      <text:p text:style-name="P12">  <text:span text:style-name="T2">annotate("rect", xmin = 6.5, xmax = 7.0, ymin = 1.5, ymax = 5.5,</text:span></text:p>
      <text:p text:style-name="P14"><text:span text:style-name="T4">        </text:span><text:span text:style-name="T8">alpha = .8, colour = "#000000", fill="white", linewidth = 0.2) +</text:span></text:p>
      <text:p text:style-name="P12">  <text:span text:style-name="T2">annotate("text", x = 6.75, y = 3.5, label = "Cabinet", colour = "black", size = 5, angle=90) +</text:span></text:p>
      <text:p text:style-name="P12">  <text:span text:style-name="T2">annotate("rect", xmin = 7.0, xmax = 7.5, ymin = 0.5, ymax = 1.5,</text:span></text:p>
      <text:p text:style-name="P14"><text:span text:style-name="T4">        </text:span><text:span text:style-name="T8">alpha = 1, colour = "white", fill = "white", linewidth = 0.2) +</text:span></text:p>
      <text:p text:style-name="P12">  <text:span text:style-name="T2">annotate("segment", x = 7, xend = 7, y = 0.5, yend = 1.5,</text:span></text:p>
      <text:p text:style-name="P14"><text:span text:style-name="T4">        </text:span><text:span text:style-name="T8">alpha = .8, colour = "#000000",linewidth = 0.2) +</text:span></text:p>
      <text:p text:style-name="P12">  <text:span text:style-name="T2">theme(panel.grid.major = element_blank(), panel.grid.minor = element_blank(),</text:span></text:p>
      <text:p text:style-name="P14"><text:span text:style-name="T4">     </text:span><text:span text:style-name="T8">panel.background = element_blank())+</text:span></text:p>
      <text:p text:style-name="P12">  <text:span text:style-name="T2">scale_y_continuous(breaks = seq(1, 5.5,1))+</text:span></text:p>
      <text:p text:style-name="P12">  <text:span text:style-name="T2">scale_x_continuous(breaks = seq(1, 7.5,1))+</text:span></text:p>
      <text:p text:style-name="P12">  <text:span text:style-name="T2">expand_limits(x = 0.5, y = 0.5)+</text:span></text:p>
      <text:p text:style-name="P12">  <text:span text:style-name="T2">coord_cartesian(xlim =c(0, 7.0), ylim = c(0.45, 5.5))+</text:span></text:p>
      <text:p text:style-name="P12"><text:soft-page-break/>  <text:span text:style-name="T2">coord_equal()+</text:span></text:p>
      <text:p text:style-name="P12">  <text:span text:style-name="T2">theme(legend.position = "none") +</text:span></text:p>
      <text:p text:style-name="P12">  <text:span text:style-name="T2">NULL</text:span></text:p>
      <text:p text:style-name="P6"/>
      <text:p text:style-name="P7">ggplotly(p_Urza, tooltip="text")  </text:p>
      <text:p text:style-name="P6"/>
      <text:p text:style-name="P7">p_Fritzy &lt;- ggplot(container_Fritzy, aes(x, y, fill= match_frac)) +</text:p>
      <text:p text:style-name="P12">  <text:span text:style-name="T2">geom_tile(colour="black")+</text:span></text:p>
      <text:p text:style-name="P12">  <text:span text:style-name="T2">scale_fill_gradient2(low="#fdee98", high="#8b0a50", mid="#f45d31", midpoint = 0.5, limit = c(0,1)) +</text:span></text:p>
      <text:p text:style-name="P12">  <text:span text:style-name="T2">labs(</text:span></text:p>
      <text:p text:style-name="P7">title = "Fritzy",</text:p>
      <text:p text:style-name="P12">  <text:span text:style-name="T2">) +</text:span></text:p>
      <text:p text:style-name="P12">  <text:span text:style-name="T2">## annotate("text", x = 1, y = 5, label = "Heidi", colour = "white", size = 5) +</text:span></text:p>
      <text:p text:style-name="P12">  <text:span text:style-name="T2">## annotate("text", x = 6, y = 4, label = "Fritzy", colour = "black", size = 5) +</text:span></text:p>
      <text:p text:style-name="P12">  <text:span text:style-name="T2">## annotate("text", x = 2, y = 3, label = "Vito", colour = "black", size = 5) +</text:span></text:p>
      <text:p text:style-name="P12">  <text:span text:style-name="T2">##annotate("rect", xmin = 2.5, xmax = 3.5, ymin = 2.5, ymax = 5.5, alpha = .33, fill = "#A1662F") +</text:span></text:p>
      <text:p text:style-name="P12">  <text:span text:style-name="T2">##annotate("rect", xmin = 3.5, xmax = 4.5, ymin = 2.5, ymax = 3.5,alpha = 0.33, fill = "#A1662F") +</text:span></text:p>
      <text:p text:style-name="P12">  <text:span text:style-name="T2">annotate("rect", xmin = 2, xmax = 4, ymin = 2.5, ymax = 5.5,</text:span></text:p>
      <text:p text:style-name="P14"><text:span text:style-name="T4">        </text:span><text:span text:style-name="T8">alpha = .33, fill = "#A1662F") +</text:span></text:p>
      <text:p text:style-name="P12">  <text:span text:style-name="T2">annotate("text", x = 3.0, y = 4.0, label = "Desk", colour = "black", size = 5) +</text:span></text:p>
      <text:p text:style-name="P12">  <text:span text:style-name="T2">annotate("rect", xmin = 2.5, xmax = 4.5, ymin = 5.5, ymax = 5.75,</text:span></text:p>
      <text:p text:style-name="P14"><text:span text:style-name="T4">        </text:span><text:span text:style-name="T8">alpha = .8, colour = "#000000", fill = "#e2e2e2", linewidth = 0.2) +</text:span></text:p>
      <text:p text:style-name="P12">  <text:span text:style-name="T2">annotate("text", x = 3.4, y = 5.65, label = "Window", colour = "black", size = 5) +</text:span></text:p>
      <text:p text:style-name="P12">  <text:span text:style-name="T2">annotate("rect", xmin = 1.5, xmax = 3, ymin = 0.25, ymax = 0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2.25, y = 0.38, label = "Rub Wall", colour = "black", size = 5) +</text:span></text:p>
      <text:p text:style-name="P12">  <text:span text:style-name="T2">annotate("rect", xmin = 5.5, xmax = 6.5, ymin = 0.25, ymax = 0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6.0, y = 0.38, label = "Door", colour = "black", size = 5) +</text:span></text:p>
      <text:p text:style-name="P12">  <text:span text:style-name="T2">annotate("rect", xmin = 0, xmax = 0.5, ymin = 4.5, ymax = 5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0.25, y = 5.0, label = "Heidi", colour = "black", size = 5, angle=90) +</text:span></text:p>
      <text:p text:style-name="P12">  <text:span text:style-name="T2">##annotate("rect", xmin = 2, xmax = 2.5, ymin = 2.5, ymax = 3.5, alpha = .3, colour = "#000000", fill = "#c2c2c2", linewidth = 0.2) +</text:span></text:p>
      <text:p text:style-name="P12">  <text:span text:style-name="T2">annotate("text", x = 2.25, y = 3.0, label = "Vito", colour = "black", size = 5, angle=90) +</text:span></text:p>
      <text:p text:style-name="P12">  <text:span text:style-name="T2">##annotate("rect", xmin = 6, xmax = 6.5, ymin = 3.5, ymax = 4.5, alpha = .8, linewidth = 0.2) +</text:span></text:p>
      <text:p text:style-name="P12">  <text:span text:style-name="T2">annotate("text", x = 6.25, y = 4.0, label = "Fritzy", colour = "black", size = 5, angle=90) +</text:span></text:p>
      <text:p text:style-name="P12">  <text:span text:style-name="T2">annotate("rect", xmin = 0, xmax = 0.5, ymin = 0.5, ymax = 4.5,</text:span></text:p>
      <text:p text:style-name="P14"><text:span text:style-name="T4">        </text:span><text:span text:style-name="T8">alpha = .8, colour = "#000000", fill="white", linewidth = 0.2) +</text:span></text:p>
      <text:p text:style-name="P12"><text:soft-page-break/>  <text:span text:style-name="T2">annotate("text", x = 0.25, y = 2.75, label = "Cabinet", colour = "black", size = 5, angle=90) +</text:span></text:p>
      <text:p text:style-name="P12">  <text:span text:style-name="T2">annotate("rect", xmin = 6.5, xmax = 7.0, ymin = 1.5, ymax = 5.5,</text:span></text:p>
      <text:p text:style-name="P14"><text:span text:style-name="T4">        </text:span><text:span text:style-name="T8">alpha = .8, colour = "#000000", fill="white", linewidth = 0.2) +</text:span></text:p>
      <text:p text:style-name="P12">  <text:span text:style-name="T2">annotate("text", x = 6.75, y = 3.5, label = "Cabinet", colour = "black", size = 5, angle=90) +</text:span></text:p>
      <text:p text:style-name="P12">  <text:span text:style-name="T2">annotate("rect", xmin = 7.0, xmax = 7.5, ymin = 0.5, ymax = 1.5,</text:span></text:p>
      <text:p text:style-name="P14"><text:span text:style-name="T4">        </text:span><text:span text:style-name="T8">alpha = 1, colour = "white", fill = "white", linewidth = 0.2) +</text:span></text:p>
      <text:p text:style-name="P12">  <text:span text:style-name="T2">annotate("segment", x = 7, xend = 7, y = 0.5, yend = 1.5,</text:span></text:p>
      <text:p text:style-name="P14"><text:span text:style-name="T4">        </text:span><text:span text:style-name="T8">alpha = .8, colour = "#000000",linewidth = 0.2) +</text:span></text:p>
      <text:p text:style-name="P12">  <text:span text:style-name="T2">theme(panel.grid.major = element_blank(), panel.grid.minor = element_blank(),</text:span></text:p>
      <text:p text:style-name="P14"><text:span text:style-name="T4">     </text:span><text:span text:style-name="T8">panel.background = element_blank())+</text:span></text:p>
      <text:p text:style-name="P12">  <text:span text:style-name="T2">scale_y_continuous(breaks = seq(1, 5.5,1))+</text:span></text:p>
      <text:p text:style-name="P12">  <text:span text:style-name="T2">scale_x_continuous(breaks = seq(1, 7.5,1))+</text:span></text:p>
      <text:p text:style-name="P12">  <text:span text:style-name="T2">expand_limits(x = 0.5, y = 0.5)+</text:span></text:p>
      <text:p text:style-name="P12">  <text:span text:style-name="T2">coord_cartesian(xlim =c(0, 7.0), ylim = c(0.45, 5.5))+</text:span></text:p>
      <text:p text:style-name="P12">  <text:span text:style-name="T2">coord_equal()+</text:span></text:p>
      <text:p text:style-name="P12">  <text:span text:style-name="T2">theme(legend.position = "none") +</text:span></text:p>
      <text:p text:style-name="P12">  <text:span text:style-name="T2">NULL</text:span></text:p>
      <text:p text:style-name="P6"/>
      <text:p text:style-name="P7">ggplotly(p_Fritzy, tooltip="text")  </text:p>
      <text:p text:style-name="P6"/>
      <text:p text:style-name="P7">p_Vito &lt;- ggplot(container_Vito, aes(x, y, fill= match_frac)) +</text:p>
      <text:p text:style-name="P12">  <text:span text:style-name="T2">geom_tile(colour="black")+</text:span></text:p>
      <text:p text:style-name="P12">  <text:span text:style-name="T2">scale_fill_gradient2(low="#fdee98", high="#8b0a50", mid="#f45d31", midpoint = 0.5, limit = c(0,1)) +</text:span></text:p>
      <text:p text:style-name="P12">  <text:span text:style-name="T2">labs(</text:span></text:p>
      <text:p text:style-name="P7">title = "Vito",</text:p>
      <text:p text:style-name="P12">  <text:span text:style-name="T2">) +</text:span></text:p>
      <text:p text:style-name="P12">  <text:span text:style-name="T2">## annotate("text", x = 1, y = 5, label = "Heidi", colour = "white", size = 5) +</text:span></text:p>
      <text:p text:style-name="P12">  <text:span text:style-name="T2">## annotate("text", x = 6, y = 4, label = "Fritzy", colour = "black", size = 5) +</text:span></text:p>
      <text:p text:style-name="P12">  <text:span text:style-name="T2">## annotate("text", x = 2, y = 3, label = "Vito", colour = "black", size = 5) +</text:span></text:p>
      <text:p text:style-name="P12">  <text:span text:style-name="T2">##annotate("rect", xmin = 2.5, xmax = 3.5, ymin = 2.5, ymax = 5.5, alpha = .33, fill = "#A1662F") +</text:span></text:p>
      <text:p text:style-name="P12">  <text:span text:style-name="T2">##annotate("rect", xmin = 3.5, xmax = 4.5, ymin = 2.5, ymax = 3.5,alpha = 0.33, fill = "#A1662F") +</text:span></text:p>
      <text:p text:style-name="P12">  <text:span text:style-name="T2">annotate("rect", xmin = 2, xmax = 4, ymin = 2.5, ymax = 5.5,</text:span></text:p>
      <text:p text:style-name="P14"><text:span text:style-name="T4">        </text:span><text:span text:style-name="T8">alpha = .33, fill = "#A1662F") +</text:span></text:p>
      <text:p text:style-name="P12">  <text:span text:style-name="T2">annotate("text", x = 3.0, y = 4.0, label = "Desk", colour = "black", size = 5) +</text:span></text:p>
      <text:p text:style-name="P12">  <text:span text:style-name="T2">annotate("rect", xmin = 2.5, xmax = 4.5, ymin = 5.5, ymax = 5.75,</text:span></text:p>
      <text:p text:style-name="P14"><text:span text:style-name="T4">        </text:span><text:span text:style-name="T8">alpha = .8, colour = "#000000", fill = "#e2e2e2", linewidth = 0.2) +</text:span></text:p>
      <text:p text:style-name="P12">  <text:span text:style-name="T2">annotate("text", x = 3.4, y = 5.65, label = "Window", colour = "black", size = 5) +</text:span></text:p>
      <text:p text:style-name="P12">  <text:span text:style-name="T2">annotate("rect", xmin = 1.5, xmax = 3, ymin = 0.25, ymax = 0.5,</text:span></text:p>
      <text:p text:style-name="P14"><text:span text:style-name="T4">        </text:span><text:span text:style-name="T8">alpha = .8, colour = "#000000", fill = "#c2c2c2", linewidth = 0.2) +</text:span></text:p>
      <text:p text:style-name="P12"><text:soft-page-break/>  <text:span text:style-name="T2">annotate("text", x = 2.25, y = 0.38, label = "Rub Wall", colour = "black", size = 5) +</text:span></text:p>
      <text:p text:style-name="P12">  <text:span text:style-name="T2">annotate("rect", xmin = 5.5, xmax = 6.5, ymin = 0.25, ymax = 0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6.0, y = 0.38, label = "Door", colour = "black", size = 5) +</text:span></text:p>
      <text:p text:style-name="P12">  <text:span text:style-name="T2">annotate("rect", xmin = 0, xmax = 0.5, ymin = 4.5, ymax = 5.5,</text:span></text:p>
      <text:p text:style-name="P14"><text:span text:style-name="T4">        </text:span><text:span text:style-name="T8">alpha = .8, colour = "#000000", fill = "#c2c2c2", linewidth = 0.2) +</text:span></text:p>
      <text:p text:style-name="P12">  <text:span text:style-name="T2">annotate("text", x = 0.25, y = 5.0, label = "Heidi", colour = "black", size = 5, angle=90) +</text:span></text:p>
      <text:p text:style-name="P12">  <text:span text:style-name="T2">##annotate("rect", xmin = 2, xmax = 2.5, ymin = 2.5, ymax = 3.5, alpha = .3, colour = "#000000", fill = "#c2c2c2", linewidth = 0.2) +</text:span></text:p>
      <text:p text:style-name="P12">  <text:span text:style-name="T2">annotate("text", x = 2.25, y = 3.0, label = "Vito", colour = "black", size = 5, angle=90) +</text:span></text:p>
      <text:p text:style-name="P12">  <text:span text:style-name="T2">##annotate("rect", xmin = 6, xmax = 6.5, ymin = 3.5, ymax = 4.5, alpha = .8, linewidth = 0.2) +</text:span></text:p>
      <text:p text:style-name="P12">  <text:span text:style-name="T2">annotate("text", x = 6.25, y = 4.0, label = "Fritzy", colour = "black", size = 5, angle=90) +</text:span></text:p>
      <text:p text:style-name="P12">  <text:span text:style-name="T2">annotate("rect", xmin = 0, xmax = 0.5, ymin = 0.5, ymax = 4.5,</text:span></text:p>
      <text:p text:style-name="P14"><text:span text:style-name="T4">        </text:span><text:span text:style-name="T8">alpha = .8, colour = "#000000", fill="white", linewidth = 0.2) +</text:span></text:p>
      <text:p text:style-name="P12">  <text:span text:style-name="T2">annotate("text", x = 0.25, y = 2.75, label = "Cabinet", colour = "black", size = 5, angle=90) +</text:span></text:p>
      <text:p text:style-name="P12">  <text:span text:style-name="T2">annotate("rect", xmin = 6.5, xmax = 7.0, ymin = 1.5, ymax = 5.5,</text:span></text:p>
      <text:p text:style-name="P14"><text:span text:style-name="T4">        </text:span><text:span text:style-name="T8">alpha = .8, colour = "#000000", fill="white", linewidth = 0.2) +</text:span></text:p>
      <text:p text:style-name="P12">  <text:span text:style-name="T2">annotate("text", x = 6.75, y = 3.5, label = "Cabinet", colour = "black", size = 5, angle=90) +</text:span></text:p>
      <text:p text:style-name="P12">  <text:span text:style-name="T2">annotate("rect", xmin = 7.0, xmax = 7.5, ymin = 0.5, ymax = 1.5,</text:span></text:p>
      <text:p text:style-name="P14"><text:span text:style-name="T4">        </text:span><text:span text:style-name="T8">alpha = 1, colour = "white", fill = "white", linewidth = 0.2) +</text:span></text:p>
      <text:p text:style-name="P12">  <text:span text:style-name="T2">annotate("segment", x = 7, xend = 7, y = 0.5, yend = 1.5,</text:span></text:p>
      <text:p text:style-name="P14"><text:span text:style-name="T4">        </text:span><text:span text:style-name="T8">alpha = .8, colour = "#000000",linewidth = 0.2) +</text:span></text:p>
      <text:p text:style-name="P12">  <text:span text:style-name="T2">theme(panel.grid.major = element_blank(), panel.grid.minor = element_blank(),</text:span></text:p>
      <text:p text:style-name="P14"><text:span text:style-name="T4">     </text:span><text:span text:style-name="T8">panel.background = element_blank())+</text:span></text:p>
      <text:p text:style-name="P12">  <text:span text:style-name="T2">scale_y_continuous(breaks = seq(1, 5.5,1))+</text:span></text:p>
      <text:p text:style-name="P12">  <text:span text:style-name="T2">scale_x_continuous(breaks = seq(1, 7.5,1))+</text:span></text:p>
      <text:p text:style-name="P12">  <text:span text:style-name="T2">expand_limits(x = 0.5, y = 0.5)+</text:span></text:p>
      <text:p text:style-name="P12">  <text:span text:style-name="T2">coord_cartesian(xlim =c(0, 7.0), ylim = c(0.45, 5.5))+</text:span></text:p>
      <text:p text:style-name="P12">  <text:span text:style-name="T2">coord_equal()+</text:span></text:p>
      <text:p text:style-name="P12">  <text:span text:style-name="T2">theme(legend.position = "none") +</text:span></text:p>
      <text:p text:style-name="P12">  <text:span text:style-name="T2">NULL</text:span></text:p>
      <text:p text:style-name="P6"/>
      <text:p text:style-name="P7">ggplotly(p_Vito, tooltip="text")</text:p>
      <text:p text:style-name="P12"> </text:p>
      <text:p text:style-name="P7">## legends</text:p>
      <text:p text:style-name="P12">  <text:span text:style-name="T2">Heidi.legend &lt;- ggplot(container_Heidi, aes(x, y, fill = match_frac)) +</text:span></text:p>
      <text:p text:style-name="P7">geom_tile() +</text:p>
      <text:p text:style-name="P7">scale_fill_gradient2(low="#fdee98", high="#8b0a50", mid="#f45d31", midpoint = 0.5, limit = c(0,1)) +</text:p>
      <text:p text:style-name="P12">    </text:p>
      <text:p text:style-name="P7">NULL</text:p>
      <text:p text:style-name="P12"><text:soft-page-break/> </text:p>
      <text:p text:style-name="P12">  <text:span text:style-name="T2">legend &lt;- get_legend(Heidi.legend)</text:span></text:p>
      <text:p text:style-name="P12"> </text:p>
      <text:p text:style-name="P12"> </text:p>
      <text:p text:style-name="P12"> </text:p>
      <text:p text:style-name="P12">  <text:span text:style-name="T2">Heidi.legend &lt;- ggplot(container_Heidi, aes(x, y, fill = match_frac)) +</text:span></text:p>
      <text:p text:style-name="P7">geom_tile() +</text:p>
      <text:p text:style-name="P7">scale_fill_gradient2(low="#fdee98", high="#8b0a50", mid="#f45d31", midpoint = 0.5, limit = c(0,1)) +</text:p>
      <text:p text:style-name="P7">labs(title = "Heidi", x = "", y = "", fill = "% of dog DNA") +</text:p>
      <text:p text:style-name="P7">theme_minimal()</text:p>
      <text:p text:style-name="P12"> </text:p>
      <text:p text:style-name="P12">  <text:span text:style-name="T2">legend &lt;- get_legend(Heidi.legend, return_all = TRUE)</text:span></text:p>
      <text:p text:style-name="P12"> </text:p>
      <text:p text:style-name="P7">##commented out failed attempts, don't need to update combined legend, must update combined_plot before plot grid  </text:p>
      <text:p text:style-name="P6"/>
      <text:p text:style-name="P7">## multiple plots per page</text:p>
      <text:p text:style-name="P6"/>
      <text:p text:style-name="P7">## subplot(p_Heidi, p_Urza, p_Fritzy, p_Vito, nrows = 2, margin = 0.04, heights = c(0.5, 0.5))</text:p>
      <text:p text:style-name="P6"/>
      <text:p text:style-name="P7">combined_legend &lt;- plot_grid(combined_plot,legend, ncol = 2, nrow = 1, rel_widths = c(6, 1))</text:p>
      <text:p text:style-name="P6"/>
      <text:p text:style-name="P7">combined_plot &lt;- plot_grid(p_Heidi, p_Urza, p_Fritzy, p_Vito, ncol = 2, nrow = 2, labels = "AUTO")</text:p>
      <text:p text:style-name="P7">combined_plot</text:p>
      <text:p text:style-name="P6"/>
      <text:p text:style-name="P7">plot_grid(combined_plot, legend, ncol = 2, nrow = 1, rel_widths = c(6, 1))</text:p>
      <text:p text:style-name="P7">plot_grid</text:p>
      <text:p text:style-name="P6"/>
      <text:p text:style-name="P7">##combined_plot &lt;- plot_grid(p_Heidi, p_Heidi, p_Heidi, p_Heidi, labels = "AUTO")</text:p>
      <text:p text:style-name="P7">##combined_plot</text:p>
      <text:p text:style-name="P6"/>
      <text:p text:style-name="P7">## ggarrange(p_Heidi, p_Urza, p_Fritzy, p_Vito + rremove("x.text"),</text:p>
      <text:p text:style-name="P14"><text:span text:style-name="T4">      </text:span><text:span text:style-name="T8">## labels = c("A", "B", "C", "D"),</text:span></text:p>
      <text:p text:style-name="P14"><text:span text:style-name="T4">      </text:span><text:span text:style-name="T8">## ncol = 2, nrow = 2)</text:span></text:p>
      <text:p text:style-name="P6"/>
      <text:p text:style-name="P7">Max Lindow - Phi Dog Office</text:p>
      <text:p text:style-name="P6"/>
      <text:p text:style-name="P7">## install.packages('plotly')</text:p>
      <text:p text:style-name="P7"><text:soft-page-break/>## install.packages('cowplot')</text:p>
      <text:p text:style-name="P7">## install.packages("ggpubr")</text:p>
      <text:p text:style-name="P6"/>
      <text:p text:style-name="P7">library(data.table)</text:p>
      <text:p text:style-name="P7">library(ggplot2)</text:p>
      <text:p text:style-name="P7">library(plotly)</text:p>
      <text:p text:style-name="P7">library(cowplot)</text:p>
      <text:p text:style-name="P7">library(ggpubr)</text:p>
      <text:p text:style-name="P6"/>
      <text:p text:style-name="P7">setwd('//biofs09/scratch/praktikum2024_mol_anth/')</text:p>
      <text:p text:style-name="P7">dt.dogs &lt;- fread('data/container_dogs_env_pct_merged_data.tsv')</text:p>
      <text:p text:style-name="P7">dt.tax &lt;- fread('data/env_samples_quicksand2samples.tsv')</text:p>
      <text:p text:style-name="P6"/>
      <text:p text:style-name="P7">dt.tax &lt;- dt.tax.og[, .(sample_id=RG, ReadsRaw, ReadsDeduped, Order, Family)]</text:p>
      <text:p text:style-name="P6"/>
      <text:p text:style-name="P12"> </text:p>
      <text:p text:style-name="P6"/>
      <text:p text:style-name="P7">dist_Heidi &lt;- dt.dogs[match_count &gt; 19 &amp; dog %like% "Heidi" &amp; office == "Container" , . (sample_id, dog, match_count)]</text:p>
      <text:p text:style-name="P7">dist_Urza &lt;- dt.dogs[match_count &gt; 19 &amp; dog %like% "Urza" &amp; office == "Container" , . (sample_id, dog, match_count)]</text:p>
      <text:p text:style-name="P7">dist_Vito &lt;- dt.dogs[match_count &gt; 19 &amp; dog %like% "Vito" &amp; office == "Container" , . (sample_id, dog, match_count)]</text:p>
      <text:p text:style-name="P7">dist_Fritzy &lt;- dt.dogs[match_count &gt; 19 &amp; dog %like% "Fritzy" &amp; office == "Container" , . (sample_id, dog, match_count)]</text:p>
      <text:p text:style-name="P6"/>
      <text:p text:style-name="P7">## random variable for Heidi</text:p>
      <text:p text:style-name="P7">xk_Heidi &lt;- nrow(dist_Heidi)</text:p>
      <text:p text:style-name="P7">xk_Urza &lt;- nrow(dist_Urza)</text:p>
      <text:p text:style-name="P7">xk_Vito &lt;- nrow(dist_Vito)</text:p>
      <text:p text:style-name="P7">xk_Fritzy &lt;- nrow(dist_Fritzy)</text:p>
      <text:p text:style-name="P6"/>
      <text:p text:style-name="P7">## total number of samples Sz</text:p>
      <text:p text:style-name="P6"/>
      <text:p text:style-name="P7">Sz = 28</text:p>
      <text:p text:style-name="P6"/>
      <text:p text:style-name="P7">## likelihood for Heidi per sample</text:p>
      <text:p text:style-name="P6"/>
      <text:p text:style-name="P7">PHeidi &lt;- xk_Heidi/Sz</text:p>
      <text:p text:style-name="P7"><text:soft-page-break/>PHeidi</text:p>
      <text:p text:style-name="P7">PUrza &lt;- xk_Urza/Sz</text:p>
      <text:p text:style-name="P7">PVito &lt;- xk_Vito/Sz</text:p>
      <text:p text:style-name="P7">PFritzy &lt;- xk_Fritzy/Sz</text:p>
      <text:p text:style-name="P6"/>
      <text:p text:style-name="P7">## cumulative chance depending on samples up to 30</text:p>
      <text:p text:style-name="P6"/>
      <text:p text:style-name="P7">probs = data.table(n=1:30)</text:p>
      <text:p text:style-name="P7">probs[, y := (1-(1-PHeidi)^n)*(1-(1-PUrza)^n)*(1-(1-PVito)^n)*(1-(1-PFritzy)^n)]</text:p>
      <text:p text:style-name="P6"/>
      <text:p text:style-name="P7">ggplot(probs, aes(x=n,y=y))+</text:p>
      <text:p text:style-name="P12">  <text:span text:style-name="T2">geom_line()+</text:span></text:p>
      <text:p text:style-name="P12">  <text:span text:style-name="T2">annotate("segment", x = 0, xend = 32.0, y = 0.95, yend = 0.95, colour = "#000000",linewidth = 0.2, linetype = "dashed") +</text:span></text:p>
      <text:p text:style-name="P12">  <text:span text:style-name="T2">theme(panel.grid.major = element_blank(), panel.grid.minor = element_blank(),</text:span></text:p>
      <text:p text:style-name="P14"><text:span text:style-name="T4">     </text:span><text:span text:style-name="T8">panel.background = element_blank(), axis.line = element_line(colour = "black"))+</text:span></text:p>
      <text:p text:style-name="P12">  <text:span text:style-name="T2">NULL</text:span></text:p>
      <text:p text:style-name="P6"><text:line-break/><text:line-break/><text:line-break/><text:line-break/><text:line-break/></text:p>
      <text:h text:style-name="P1" text:outline-level="1">Code Snippets</text:h>
      <text:p text:style-name="P7">This is code from class, but it's not necessarily complete</text:p>
      <text:p text:style-name="P6"/>
      <text:p text:style-name="P22">## store the location of the environmental consensus files</text:p>
      <text:p text:style-name="P9">env_cons=/mnt/scratch/praktikum2024_mol_anth/data/env_samples/consensus</text:p>
      <text:p text:style-name="P6"/>
      <text:h text:style-name="P3" text:outline-level="2">Plotting taxonomic results</text:h>
      <text:p text:style-name="P6"/>
      <text:p text:style-name="P9"># install.packages('data.table')</text:p>
      <text:p text:style-name="P9"># install.packages('ggplot2')</text:p>
      <text:p text:style-name="P6"/>
      <text:p text:style-name="P9">library(data.table)</text:p>
      <text:p text:style-name="P9">library(ggplot2)</text:p>
      <text:p text:style-name="P9">hyu</text:p>
      <text:p text:style-name="P9">setwd('//biofs09/scratch/praktikum2024_mol_anth/')</text:p>
      <text:p text:style-name="P6"><text:soft-page-break/></text:p>
      <text:p text:style-name="P9">## Read in the sample sheet</text:p>
      <text:p text:style-name="P9">dt.samples &lt;- fread('data/dog_env_samples_24_v1.txt')</text:p>
      <text:p text:style-name="P9">dt.samples[1, ]</text:p>
      <text:p text:style-name="P6"/>
      <text:p text:style-name="P9">## Read in the environmental data</text:p>
      <text:p text:style-name="P9">dt.tax.og &lt;- fread('data/env_samples_quicksand.tsv')</text:p>
      <text:p text:style-name="P6"/>
      <text:p text:style-name="P9">## select the columns we're working with</text:p>
      <text:p text:style-name="P9">dt.tax &lt;- dt.tax.og[, .(sample_id = RG, ReadsRaw, ReadsDeduped, Order, Family)]</text:p>
      <text:p text:style-name="P9">dt.tax[, ReadsDeduped := as.numeric(ReadsDeduped)]</text:p>
      <text:p text:style-name="P9">dt.tax[is.na(ReadsDeduped), ReadsDeduped := 0]</text:p>
      <text:p text:style-name="P6"/>
      <text:p text:style-name="P9">## add relevant info from sample sheet</text:p>
      <text:p text:style-name="P9">dt.tax2 &lt;- merge(dt.tax, dt.samples[, .(sample_id, category2)])</text:p>
      <text:p text:style-name="P6"/>
      <text:p text:style-name="P9">## how many samples do we have w/ DNA in each category?</text:p>
      <text:p text:style-name="P9">dt.tax2[ReadsDeduped &gt; 1000, .N, .(Family)]</text:p>
      <text:p text:style-name="P9">dt.tax2[ReadsDeduped &gt; 1000, .N, .(Family, category2)]</text:p>
      <text:p text:style-name="P9">dt.tax2[ReadsDeduped &gt; 100, .N, .(Family, category2)]</text:p>
      <text:p text:style-name="P6"/>
      <text:p text:style-name="P9">## amount of DNA in different categories</text:p>
      <text:p text:style-name="P9">ggplot(dt.tax2[ReadsDeduped &gt; 1000], </text:p>
      <text:p text:style-name="P12">       <text:span text:style-name="T20">aes(x=ReadsDeduped, fill=category2)) +</text:span></text:p>
      <text:p text:style-name="P12">  <text:span text:style-name="T20">geom_histogram()</text:span></text:p>
      <text:p text:style-name="P6"/>
      <text:p text:style-name="P9">## amount of DNA from different species [boxplot]</text:p>
      <text:p text:style-name="P9">ggplot(dt.tax2[ReadsDeduped &gt; 100],</text:p>
      <text:p text:style-name="P12">       <text:span text:style-name="T20">aes(x=Family, y=ReadsDeduped, fill=Family)) +</text:span></text:p>
      <text:p text:style-name="P12">  <text:span text:style-name="T20">geom_boxplot()</text:span></text:p>
      <text:p text:style-name="P6"/>
      <text:p text:style-name="P9">##### Make sure that we have an entry for every sample, for human and dog</text:p>
      <text:p text:style-name="P6"/>
      <text:p text:style-name="P9"># dt.tax2[, .N, .(Family)][N&gt;60]</text:p>
      <text:p text:style-name="P9"># </text:p>
      <text:p text:style-name="P9"># dt.tax2[Family %in% , CJ(Family, sample_id)]</text:p>
      <text:p text:style-name="P9"># CJ(Family = c('Hominidae', 'Canidae'), 1:2)</text:p>
      <text:p text:style-name="P9">dt.cj_samples &lt;- CJ(Family = c('Hominidae', 'Canidae'), sample_id = unique(dt.tax2$sample_id))</text:p>
      <text:p text:style-name="P9"><text:soft-page-break/>dt.cj_samples &lt;- merge(dt.cj_samples, unique(dt.tax2[, .(sample_id, ReadsRaw)]))</text:p>
      <text:p text:style-name="P6"/>
      <text:p text:style-name="P9">dt.tax.dh &lt;- merge(dt.tax[, .(sample_id, ReadsDeduped, Family)], dt.cj_samples, allow.cartesian = T, all.y=T, by=c('Family', 'sample_id'))</text:p>
      <text:p text:style-name="P9">dt.tax.dh[is.na(ReadsDeduped), ReadsDeduped := 0]</text:p>
      <text:p text:style-name="P9">dt.tax2.dh &lt;- merge(dt.tax.dh, dt.samples[, .(sample_id, category2)], by='sample_id')</text:p>
      <text:p text:style-name="P6"/>
      <text:p text:style-name="P9">## amount of DNA from different species [boxplot - dogs]</text:p>
      <text:p text:style-name="P9">ggplot(dt.tax2.dh[Family == 'Canidae'],</text:p>
      <text:p text:style-name="P12">       <text:span text:style-name="T20">aes(x=category2, y=ReadsDeduped+1, fill=Family)) +</text:span></text:p>
      <text:p text:style-name="P12">  <text:span text:style-name="T20">geom_boxplot() +</text:span></text:p>
      <text:p text:style-name="P12">  <text:span text:style-name="T20"># geom_violin() +</text:span></text:p>
      <text:p text:style-name="P12">  <text:span text:style-name="T20"># geom_point(position = position_jitter(width=.1)) +</text:span></text:p>
      <text:p text:style-name="P12">  <text:span text:style-name="T20">scale_y_log10()</text:span></text:p>
      <text:p text:style-name="P6"/>
      <text:p text:style-name="P9">###### Keep more data from the sample sheet</text:p>
      <text:p text:style-name="P9">dt.tax3.dh &lt;- merge(dt.tax.dh, dt.samples, by='sample_id')</text:p>
      <text:p text:style-name="P6"/>
      <text:p text:style-name="P9">## layout of dog DNA in Container office</text:p>
      <text:p text:style-name="P9">dt.tax3.dh[office == 'Container' &amp; Family == 'Canidae', range(ReadsDeduped)]</text:p>
      <text:p text:style-name="P6"/>
      <text:p text:style-name="P9">ggplot(dt.tax3.dh[office == 'Container' &amp; Family == 'Canidae'],</text:p>
      <text:p text:style-name="P12">       <text:span text:style-name="T20">aes(x=x, y=y, color=ReadsDeduped)) +</text:span></text:p>
      <text:p text:style-name="P12">  <text:span text:style-name="T20">geom_point()</text:span></text:p>
      <text:p text:style-name="P6"/>
      <text:p text:style-name="P9">## container</text:p>
      <text:p text:style-name="P9">ggplot(mapping=aes(x=x, y=y, color=ReadsDeduped)) +</text:p>
      <text:p text:style-name="P12">  <text:span text:style-name="T20">geom_text(data=dt.tax3.dh[office == 'Container' &amp; Family == 'Canidae'],</text:span></text:p>
      <text:p text:style-name="P12">            <text:span text:style-name="T20">aes(label = sprintf('%d\n', ReadsDeduped))) +</text:span></text:p>
      <text:p text:style-name="P12">  <text:span text:style-name="T20">geom_text(data=dt.tax3.dh[office == 'Container' &amp; Family == 'Hominidae'],</text:span></text:p>
      <text:p text:style-name="P12">            <text:span text:style-name="T20">aes(label = sprintf('\n%d', ReadsDeduped)), color='red') +</text:span></text:p>
      <text:p text:style-name="P12">  <text:span text:style-name="T20">NULL</text:span></text:p>
      <text:p text:style-name="P6"/>
      <text:p text:style-name="P9">## linda/mimi</text:p>
      <text:p text:style-name="P9">ggplot(mapping=aes(x=x, y=y, color=ReadsDeduped)) +</text:p>
      <text:p text:style-name="P12"><text:soft-page-break/>  <text:span text:style-name="T20">geom_text(data=dt.tax3.dh[office == 'Mimi/Linda' &amp; Family == 'Canidae'],</text:span></text:p>
      <text:p text:style-name="P12">            <text:span text:style-name="T20">aes(label = sprintf('%d\n', ReadsDeduped))) +</text:span></text:p>
      <text:p text:style-name="P12">  <text:span text:style-name="T20">geom_text(data=dt.tax3.dh[office == 'Mimi/Linda' &amp; Family == 'Hominidae'],</text:span></text:p>
      <text:p text:style-name="P12">            <text:span text:style-name="T20">aes(label = sprintf('\n%d', ReadsDeduped)), color='red') +</text:span></text:p>
      <text:p text:style-name="P12">  <text:span text:style-name="T20">NULL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Courier New" svg:font-family="'Courier New', monospace"/>
    <style:font-face style:name="Lohit Devanagari1" svg:font-family="'Lohit Devanagari'"/>
    <style:font-face style:name="inherit" svg:font-family="inherit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4T14:22:36.973829824</meta:creation-date>
    <dc:date>2024-07-26T02:21:42.467562277</dc:date>
    <meta:editing-duration>PT2H9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7" meta:paragraph-count="1205" meta:word-count="9120" meta:character-count="63810" meta:non-whitespace-character-count="54530"/>
  </office:meta>
</office:document-meta>
</file>